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5.419cm" table:align="left" style:writing-mode="lr-tb"/>
    </style:style>
    <style:style style:name="Taula1.A" style:family="table-column">
      <style:table-column-properties style:column-width="2.152cm"/>
    </style:style>
    <style:style style:name="Taula1.B" style:family="table-column">
      <style:table-column-properties style:column-width="1.588cm"/>
    </style:style>
    <style:style style:name="Taula1.C" style:family="table-column">
      <style:table-column-properties style:column-width="1.679cm"/>
    </style:style>
    <style:style style:name="Taula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1.B1" style:family="table-cell">
      <style:table-cell-properties style:vertical-align="middle" style:border-line-width="0.002cm 0.088cm 0.002cm" fo:padding="0.049cm" fo:border="2.6pt double #808080"/>
    </style:style>
    <style:style style:name="Taula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P1" style:family="paragraph" style:parent-style-name="Header">
      <style:paragraph-properties fo:text-align="center" style:justify-single-word="false" style:snap-to-layout-grid="false"/>
    </style:style>
    <style:style style:name="P2" style:family="paragraph" style:parent-style-name="Header">
      <style:text-properties fo:font-size="8pt" style:font-size-asian="8pt"/>
    </style:style>
    <style:style style:name="P3" style:family="paragraph" style:parent-style-name="Header">
      <style:paragraph-properties fo:text-align="center" style:justify-single-word="false" style:snap-to-layout-grid="false"/>
      <style:text-properties fo:font-size="14pt" fo:font-weight="bold" style:font-size-asian="14pt" style:font-weight-asian="bold" style:font-size-complex="14pt" style:font-weight-complex="bold"/>
    </style:style>
    <style:style style:name="P4" style:family="paragraph" style:parent-style-name="Header">
      <style:paragraph-properties fo:text-align="center" style:justify-single-word="false" style:snap-to-layout-grid="false"/>
      <style:text-properties fo:font-weight="bold" style:font-weight-asian="bold" style:font-weight-complex="bold"/>
    </style:style>
    <style:style style:name="P5" style:family="paragraph" style:parent-style-name="Header">
      <style:paragraph-properties fo:text-align="center" style:justify-single-word="false" style:snap-to-layout-grid="false"/>
      <style:text-properties fo:language="fr" fo:country="FR" fo:font-weight="bold" style:font-weight-asian="bold"/>
    </style:style>
    <style:style style:name="P6" style:family="paragraph" style:parent-style-name="Header">
      <style:paragraph-properties fo:text-align="center" style:justify-single-word="false" style:snap-to-layout-grid="false"/>
      <style:text-properties fo:font-size="9pt" style:font-size-asian="9pt" style:font-weight-complex="bold"/>
    </style:style>
    <style:style style:name="P7" style:family="paragraph" style:parent-style-name="Standard">
      <style:paragraph-properties style:snap-to-layout-grid="false"/>
      <style:text-properties fo:font-size="8pt" style:font-size-asian="8pt"/>
    </style:style>
    <style:style style:name="P8" style:family="paragraph" style:parent-style-name="Standard">
      <style:paragraph-properties fo:text-align="center" style:justify-single-word="false" style:snap-to-layout-grid="false"/>
    </style:style>
    <style:style style:name="P9" style:family="paragraph" style:parent-style-name="Standard">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 style:family="paragraph" style:parent-style-name="Standard">
      <style:paragraph-properties fo:text-align="start" style:justify-single-word="fals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1" style:family="paragraph" style:parent-style-name="Standard">
      <style:text-properties fo:color="#000000" style:font-name="Arial" fo:font-size="12pt" fo:language="ca" fo:country="ES" fo:font-style="normal" officeooo:rsid="000e7df1" officeooo:paragraph-rsid="000e7df1" style:font-name-asian="Times New Roman" style:font-size-asian="12pt" style:font-style-asian="normal" style:font-name-complex="Times New Roman" style:font-size-complex="12pt" style:language-complex="ar" style:country-complex="SA" style:font-style-complex="normal"/>
    </style:style>
    <style:style style:name="P12" style:family="paragraph" style:parent-style-name="Standard">
      <style:text-properties fo:color="#000000" style:font-name="Arial" fo:font-size="12pt" fo:language="ca" fo:country="ES" fo:font-style="normal" officeooo:rsid="00414bb6" officeooo:paragraph-rsid="00414bb6" style:font-name-asian="Times New Roman" style:font-size-asian="12pt" style:font-style-asian="normal" style:font-name-complex="Times New Roman" style:font-size-complex="12pt" style:language-complex="ar" style:country-complex="SA" style:font-style-complex="normal"/>
    </style:style>
    <style:style style:name="P13" style:family="paragraph" style:parent-style-name="Standard">
      <style:text-properties fo:color="#000000" style:font-name="Arial" fo:font-size="12pt" fo:language="ca"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14" style:family="paragraph" style:parent-style-name="Standard">
      <style:paragraph-properties fo:text-align="start" style:justify-single-word="false"/>
      <style:text-properties fo:color="#000000" style:font-name="Arial" fo:font-size="12pt" fo:language="ca"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15" style:family="paragraph" style:parent-style-name="Standard">
      <style:paragraph-properties fo:text-align="start" style:justify-single-word="false"/>
      <style:text-properties fo:color="#000000" style:font-name="Arial" fo:font-size="12pt" fo:language="ca" fo:country="E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16" style:family="paragraph" style:parent-style-name="Standard">
      <style:text-properties officeooo:rsid="000a3166" officeooo:paragraph-rsid="00131a8e"/>
    </style:style>
    <style:style style:name="P17" style:family="paragraph" style:parent-style-name="Standard">
      <style:paragraph-properties fo:text-align="center" style:justify-single-word="false"/>
      <style:text-properties fo:font-weight="bold" officeooo:rsid="000ae8be" officeooo:paragraph-rsid="00131a8e" style:font-weight-asian="bold" style:font-weight-complex="bold"/>
    </style:style>
    <style:style style:name="P18" style:family="paragraph" style:parent-style-name="Standard">
      <style:paragraph-properties fo:text-align="center" style:justify-single-word="false"/>
      <style:text-properties fo:font-weight="bold" officeooo:rsid="000a3166" officeooo:paragraph-rsid="00131a8e" style:font-weight-asian="bold" style:font-weight-complex="bold"/>
    </style:style>
    <style:style style:name="P19" style:family="paragraph" style:parent-style-name="Standard">
      <style:text-properties officeooo:rsid="000ae8be" officeooo:paragraph-rsid="00131a8e"/>
    </style:style>
    <style:style style:name="P20" style:family="paragraph" style:parent-style-name="Standard">
      <style:text-properties style:font-name="Courier New" fo:font-size="10pt" officeooo:rsid="000bf8c6" officeooo:paragraph-rsid="00131a8e" style:font-size-asian="10pt" style:font-size-complex="10pt"/>
    </style:style>
    <style:style style:name="P21" style:family="paragraph" style:parent-style-name="Standard">
      <style:paragraph-properties fo:text-align="start" style:justify-single-word="false"/>
      <style:text-properties fo:color="#ff3333" style:font-name="Arial" fo:font-size="12pt" fo:language="ca" fo:country="ES" fo:font-style="normal" fo:font-weight="bold" officeooo:rsid="00292acb" officeooo:paragraph-rsid="00292acb"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2" style:family="paragraph" style:parent-style-name="Standard">
      <style:text-properties officeooo:paragraph-rsid="00131a8e"/>
    </style:style>
    <style:style style:name="P23" style:family="paragraph" style:parent-style-name="Text_20_body">
      <style:text-properties fo:color="#000000" style:font-name="Arial1" fo:font-size="12pt"/>
    </style:style>
    <style:style style:name="P24" style:family="paragraph" style:parent-style-name="Text_20_body">
      <style:text-properties fo:color="#000000" style:font-name="Arial1" fo:font-size="12pt" fo:font-weight="bold" style:font-weight-asian="bold" style:font-weight-complex="bold"/>
    </style:style>
    <style:style style:name="P25" style:family="paragraph" style:parent-style-name="Text_20_body">
      <style:paragraph-properties fo:text-align="start" style:justify-single-word="false"/>
      <style:text-properties fo:color="#000000" style:font-name="Arial1" fo:font-size="12pt"/>
    </style:style>
    <style:style style:name="P26" style:family="paragraph" style:parent-style-name="Text_20_body">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Text_20_body">
      <style:text-properties fo:color="#000000" style:font-name="Arial" fo:font-size="12pt" fo:language="ca"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8" style:family="paragraph" style:parent-style-name="Text_20_body">
      <style:text-properties fo:color="#000000" style:font-name="Arial" fo:font-size="12pt" fo:language="ca" fo:country="E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29" style:family="paragraph" style:parent-style-name="Text_20_body">
      <style:text-properties fo:color="#ce181e" style:font-name="Arial" fo:font-size="12pt" fo:language="ca" fo:country="ES" fo:font-style="normal" fo:font-weight="bold" officeooo:rsid="004776d3" officeooo:paragraph-rsid="004776d3"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30" style:family="paragraph" style:parent-style-name="Standard">
      <style:paragraph-properties fo:margin-left="0cm" fo:margin-right="0cm" fo:text-align="start" style:justify-single-word="false" fo:text-indent="0cm" style:auto-text-indent="fals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31"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32" style:family="paragraph" style:parent-style-name="Text_20_body">
      <style:paragraph-properties fo:margin-left="0cm" fo:margin-right="0cm" fo:margin-top="0cm" fo:margin-bottom="0cm" loext:contextual-spacing="false" fo:text-align="start" style:justify-single-word="false" fo:text-indent="0cm" style:auto-text-indent="false">
        <style:tab-stops>
          <style:tab-stop style:position="7.038cm"/>
        </style:tab-stops>
      </style:paragraph-properties>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33"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color="#000000" style:font-name="Arial" fo:font-size="12pt" fo:language="ca" fo:country="ES" fo:font-style="normal" officeooo:rsid="0038ce9a" officeooo:paragraph-rsid="0038ce9a" style:font-name-asian="Times New Roman" style:font-size-asian="12pt" style:font-style-asian="normal" style:font-name-complex="Times New Roman" style:font-size-complex="12pt" style:language-complex="ar" style:country-complex="SA" style:font-style-complex="normal"/>
    </style:style>
    <style:style style:name="P34"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color="#000000" style:font-name="Arial" fo:font-size="12pt" fo:language="ca"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35"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color="#000000" style:font-name="Arial" fo:font-size="12pt" fo:language="ca" fo:country="ES" fo:font-style="normal" fo:font-weight="bold" officeooo:paragraph-rsid="00131a8e"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36"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color="#000000" style:font-name="Arial" fo:font-size="12pt" fo:language="ca" fo:country="E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37"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color="#ff3333" style:font-name="Arial" fo:font-size="12pt" fo:language="ca" fo:country="ES" fo:font-style="normal" officeooo:rsid="0017a340" officeooo:paragraph-rsid="0017a340" style:font-name-asian="Times New Roman" style:font-size-asian="12pt" style:font-style-asian="normal" style:font-name-complex="Times New Roman" style:font-size-complex="12pt" style:language-complex="ar" style:country-complex="SA" style:font-style-complex="normal"/>
    </style:style>
    <style:style style:name="P38"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color="#ff3333" style:font-name="Arial" fo:font-size="12pt" fo:language="ca" fo:country="ES" fo:font-style="normal" officeooo:rsid="0038c314" officeooo:paragraph-rsid="0038c314" style:font-name-asian="Times New Roman" style:font-size-asian="12pt" style:font-style-asian="normal" style:font-name-complex="Times New Roman" style:font-size-complex="12pt" style:language-complex="ar" style:country-complex="SA" style:font-style-complex="normal"/>
    </style:style>
    <style:style style:name="P39"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color="#ff3333" style:font-name="Arial" fo:font-size="12pt" fo:language="ca" fo:country="ES" fo:font-style="normal" fo:font-weight="bold" officeooo:rsid="002b9f66" officeooo:paragraph-rsid="002b9f66"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40"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color="#ce181e" style:font-name="Arial" fo:font-size="12pt" fo:language="ca" fo:country="ES" fo:font-style="normal" fo:font-weight="bold" officeooo:rsid="0047159b" officeooo:paragraph-rsid="0047159b"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41" style:family="paragraph" style:parent-style-name="Text_20_body">
      <style:paragraph-properties fo:margin-left="0cm" fo:margin-right="0cm" fo:text-indent="0cm" style:auto-text-indent="fals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2" style:family="paragraph" style:parent-style-name="Text_20_body">
      <style:paragraph-properties fo:margin-left="0cm" fo:margin-right="0cm" fo:text-align="start" style:justify-single-word="false" fo:text-indent="0cm" style:auto-text-indent="fals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3" style:family="paragraph" style:parent-style-name="Text_20_body">
      <style:paragraph-properties fo:margin-top="0cm" fo:margin-bottom="0cm" loext:contextual-spacing="false" fo:text-align="start" style:justify-single-word="fals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4" style:family="paragraph" style:parent-style-name="Text_20_body">
      <style:paragraph-properties fo:margin-top="0cm" fo:margin-bottom="0cm" loext:contextual-spacing="false" fo:text-align="start" style:justify-single-word="false"/>
      <style:text-properties fo:color="#000000" style:font-name="Arial" fo:font-size="12pt" fo:language="ca" fo:country="ES" fo:font-style="normal" officeooo:rsid="00131a8e" officeooo:paragraph-rsid="00131a8e" style:font-name-asian="Times New Roman" style:font-size-asian="12pt" style:font-style-asian="normal" style:font-name-complex="Times New Roman" style:font-size-complex="12pt" style:language-complex="ar" style:country-complex="SA" style:font-style-complex="normal"/>
    </style:style>
    <style:style style:name="P45" style:family="paragraph" style:parent-style-name="Text_20_body">
      <style:paragraph-properties fo:margin-top="0cm" fo:margin-bottom="0cm" loext:contextual-spacing="false" fo:text-align="start" style:justify-single-word="false"/>
      <style:text-properties fo:color="#000000" style:font-name="Arial" fo:font-size="12pt" fo:language="ca" fo:country="E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46" style:family="paragraph" style:parent-style-name="Text_20_body">
      <style:paragraph-properties fo:margin-top="0cm" fo:margin-bottom="0cm" loext:contextual-spacing="false" fo:text-align="start" style:justify-single-word="false"/>
      <style:text-properties fo:color="#ff3333" style:font-name="Arial" fo:font-size="12pt" fo:language="ca" fo:country="ES" fo:font-style="normal" officeooo:rsid="00232577" officeooo:paragraph-rsid="00232577" style:font-name-asian="Times New Roman" style:font-size-asian="12pt" style:font-style-asian="normal" style:font-name-complex="Times New Roman" style:font-size-complex="12pt" style:language-complex="ar" style:country-complex="SA" style:font-style-complex="normal"/>
    </style:style>
    <style:style style:name="P47" style:family="paragraph" style:parent-style-name="Text_20_body">
      <style:paragraph-properties fo:margin-top="0cm" fo:margin-bottom="0cm" loext:contextual-spacing="false" fo:text-align="start" style:justify-single-word="false"/>
      <style:text-properties fo:color="#ff6600" style:font-name="Arial" fo:font-size="12pt" fo:language="ca" fo:country="ES" fo:font-style="normal" officeooo:rsid="0026a2f0" officeooo:paragraph-rsid="0026a2f0" style:font-name-asian="Times New Roman" style:font-size-asian="12pt" style:font-style-asian="normal" style:font-name-complex="Times New Roman" style:font-size-complex="12pt" style:language-complex="ar" style:country-complex="SA" style:font-style-complex="normal"/>
    </style:style>
    <style:style style:name="P48" style:family="paragraph" style:parent-style-name="Text_20_body">
      <style:paragraph-properties fo:margin-top="0cm" fo:margin-bottom="0cm" loext:contextual-spacing="false" fo:text-align="start" style:justify-single-word="false"/>
      <style:text-properties fo:color="#ce181e" style:font-name="Arial" fo:font-size="12pt" fo:language="ca" fo:country="ES" fo:font-style="normal" fo:font-weight="bold" officeooo:rsid="004e0585" officeooo:paragraph-rsid="004e0585"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49" style:family="paragraph" style:parent-style-name="Text_20_body">
      <style:paragraph-properties fo:margin-top="0cm" fo:margin-bottom="0cm" loext:contextual-spacing="false" fo:text-align="start" style:justify-single-word="false"/>
      <style:text-properties fo:color="#ce181e" style:font-name="Arial" fo:font-size="12pt" fo:language="ca" fo:country="ES" fo:font-style="normal" fo:font-weight="bold" officeooo:rsid="004bf626" officeooo:paragraph-rsid="0049be6a"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50" style:family="paragraph" style:parent-style-name="Text_20_body">
      <style:paragraph-properties fo:margin-top="0cm" fo:margin-bottom="0cm" loext:contextual-spacing="false" fo:text-align="start" style:justify-single-word="false"/>
      <style:text-properties fo:color="#ce181e" style:font-name="Arial" fo:font-size="12pt" fo:language="ca" fo:country="ES" fo:font-style="normal" fo:font-weight="bold" officeooo:rsid="005554df"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51" style:family="paragraph" style:parent-style-name="Text_20_body">
      <style:paragraph-properties fo:margin-top="0cm" fo:margin-bottom="0cm" loext:contextual-spacing="false" fo:text-align="start" style:justify-single-word="false"/>
      <style:text-properties fo:color="#ce181e" style:font-name="Arial" fo:font-size="12pt" fo:language="ca" fo:country="ES" fo:font-style="normal" fo:font-weight="bold" officeooo:rsid="005b8e05" officeooo:paragraph-rsid="0052fc4c"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52" style:family="paragraph" style:parent-style-name="Text_20_body">
      <style:paragraph-properties fo:margin-left="1.249cm" fo:margin-right="0cm" fo:margin-top="0cm" fo:margin-bottom="0cm" loext:contextual-spacing="false" fo:text-align="start" style:justify-single-word="false" fo:text-indent="0cm" style:auto-text-indent="fals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53" style:family="paragraph" style:parent-style-name="Text_20_body">
      <style:paragraph-properties fo:margin-left="1.249cm" fo:margin-right="0cm" fo:margin-top="0cm" fo:margin-bottom="0cm" loext:contextual-spacing="false" fo:text-align="start" style:justify-single-word="false" fo:text-indent="0cm" style:auto-text-indent="false"/>
      <style:text-properties fo:color="#000000" style:font-name="Arial" fo:font-size="12pt" fo:language="ca" fo:country="ES" fo:font-style="normal" officeooo:rsid="001ef304" officeooo:paragraph-rsid="001ef304" style:font-name-asian="Times New Roman" style:font-size-asian="12pt" style:font-style-asian="normal" style:font-name-complex="Times New Roman" style:font-size-complex="12pt" style:language-complex="ar" style:country-complex="SA" style:font-style-complex="normal"/>
    </style:style>
    <style:style style:name="P54" style:family="paragraph" style:parent-style-name="Standard">
      <style:paragraph-properties fo:margin-left="1.249cm" fo:margin-right="0cm" fo:text-align="start" style:justify-single-word="false" fo:text-indent="0cm" style:auto-text-indent="fals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55" style:family="paragraph" style:parent-style-name="Text_20_body">
      <style:paragraph-properties fo:margin-left="1.249cm" fo:margin-right="0cm" fo:text-indent="0cm" style:auto-text-indent="fals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56" style:family="paragraph" style:parent-style-name="Text_20_body">
      <style:paragraph-properties fo:margin-left="2.498cm" fo:margin-right="0cm" fo:margin-top="0cm" fo:margin-bottom="0cm" loext:contextual-spacing="false" fo:text-align="start" style:justify-single-word="false" fo:text-indent="0cm" style:auto-text-indent="fals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57" style:family="paragraph" style:parent-style-name="Title" style:master-page-name="">
      <style:paragraph-properties fo:line-height="150%" fo:text-align="center" style:justify-single-word="false" style:page-number="auto" style:shadow="none">
        <style:tab-stops>
          <style:tab-stop style:position="7.795cm"/>
        </style:tab-stops>
      </style:paragraph-properties>
      <style:text-properties fo:language="ca" fo:country="ES"/>
    </style:style>
    <style:style style:name="P58" style:family="paragraph" style:parent-style-name="Standard" style:list-style-name="L2">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59" style:family="paragraph" style:parent-style-name="Heading_20_2">
      <style:paragraph-properties fo:text-align="center" style:justify-single-word="false"/>
    </style:style>
    <style:style style:name="P60" style:family="paragraph" style:parent-style-name="Text_20_body" style:list-style-name="L1">
      <style:paragraph-properties fo:margin-top="0cm" fo:margin-bottom="0cm" loext:contextual-spacing="false" fo:orphans="2" fo:widows="2" style:writing-mode="lr-tb"/>
      <style:text-properties fo:color="#000000" style:font-name="Arial1" fo:font-size="12pt" fo:language="ca" fo:country="ES" style:font-name-asian="Times New Roman" style:font-size-asian="12pt" style:font-name-complex="Times New Roman" style:font-size-complex="12pt" style:language-complex="ar" style:country-complex="SA"/>
    </style:style>
    <style:style style:name="P61" style:family="paragraph" style:parent-style-name="Text_20_body" style:list-style-name="L1">
      <style:paragraph-properties fo:margin-top="0cm" fo:margin-bottom="0cm" loext:contextual-spacing="false"/>
      <style:text-properties fo:color="#000000" style:font-name="Arial1" fo:font-size="12pt"/>
    </style:style>
    <style:style style:name="P62" style:family="paragraph" style:parent-style-name="Text_20_body" style:list-style-name="L3">
      <style:paragraph-properties fo:margin-top="0cm" fo:margin-bottom="0cm" loext:contextual-spacing="false" fo:text-align="start" style:justify-single-word="fals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63" style:family="paragraph" style:parent-style-name="Text_20_body" style:list-style-name="L4">
      <style:paragraph-properties fo:margin-top="0cm" fo:margin-bottom="0cm" loext:contextual-spacing="false" fo:text-align="start" style:justify-single-word="fals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64" style:family="paragraph" style:parent-style-name="Text_20_body" style:list-style-name="L5">
      <style:paragraph-properties fo:margin-top="0cm" fo:margin-bottom="0cm" loext:contextual-spacing="false" fo:text-align="start" style:justify-single-word="fals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65" style:family="paragraph" style:parent-style-name="Text_20_body" style:list-style-name="L6">
      <style:paragraph-properties fo:margin-top="0cm" fo:margin-bottom="0cm" loext:contextual-spacing="false" fo:text-align="start" style:justify-single-word="fals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66" style:family="paragraph" style:parent-style-name="Text_20_body" style:list-style-name="L7">
      <style:paragraph-properties fo:margin-top="0cm" fo:margin-bottom="0cm" loext:contextual-spacing="false" fo:text-align="start" style:justify-single-word="fals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67" style:family="paragraph" style:parent-style-name="Text_20_body" style:list-style-name="L3">
      <style:paragraph-properties fo:margin-top="0cm" fo:margin-bottom="0cm" loext:contextual-spacing="false" fo:text-align="start" style:justify-single-word="false"/>
      <style:text-properties fo:color="#ff6600" style:font-name="Arial" fo:font-size="12pt" fo:language="ca" fo:country="ES" fo:font-style="normal" officeooo:rsid="001ed588" officeooo:paragraph-rsid="001ed588" style:font-name-asian="Times New Roman" style:font-size-asian="12pt" style:font-style-asian="normal" style:font-name-complex="Times New Roman" style:font-size-complex="12pt" style:language-complex="ar" style:country-complex="SA" style:font-style-complex="normal"/>
    </style:style>
    <style:style style:name="P68" style:family="paragraph" style:parent-style-name="Heading_20_4">
      <style:paragraph-properties fo:text-align="center" style:justify-single-word="false" style:snap-to-layout-grid="false"/>
      <style:text-properties fo:font-size="8pt" fo:language="fr" fo:country="FR" style:font-size-asian="8pt" style:font-name-complex="Arial" style:font-style-complex="italic"/>
    </style:style>
    <style:style style:name="P69" style:family="paragraph" style:parent-style-name="Heading_20_4">
      <style:paragraph-properties fo:margin-top="0cm" fo:margin-bottom="0.499cm" loext:contextual-spacing="false"/>
      <style:text-properties fo:font-weight="normal" style:font-weight-asian="normal" style:font-weight-complex="normal"/>
    </style:style>
    <style:style style:name="P70" style:family="paragraph" style:parent-style-name="Heading_20_3">
      <style:paragraph-properties>
        <style:tab-stops>
          <style:tab-stop style:position="10.037cm"/>
        </style:tab-stops>
      </style:paragraph-properties>
    </style:style>
    <style:style style:name="P71" style:family="paragraph" style:parent-style-name="Heading_20_3">
      <style:paragraph-properties fo:margin-left="0cm" fo:margin-right="0cm" fo:margin-top="0cm" fo:margin-bottom="0cm" loext:contextual-spacing="false" fo:text-align="start" style:justify-single-word="false" fo:text-indent="0cm" style:auto-text-indent="false" fo:break-before="pag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72" style:family="paragraph" style:parent-style-name="Heading_20_3">
      <style:paragraph-properties fo:margin-left="0cm" fo:margin-right="0cm" fo:margin-top="0cm" fo:margin-bottom="0cm" loext:contextual-spacing="false" fo:text-align="start" style:justify-single-word="false" fo:text-indent="0cm" style:auto-text-indent="false" fo:break-before="page"/>
      <style:text-properties fo:color="#000000" style:font-name="Arial" fo:font-size="12pt" fo:language="ca"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3" style:family="paragraph" style:parent-style-name="Heading_20_3">
      <style:paragraph-properties fo:margin-left="0cm" fo:margin-right="0cm" fo:margin-top="0cm" fo:margin-bottom="0cm" loext:contextual-spacing="false" fo:text-align="start" style:justify-single-word="false" fo:text-indent="0cm" style:auto-text-indent="false" fo:break-before="page"/>
      <style:text-properties fo:color="#000000" style:font-name="Arial" fo:font-size="12pt" fo:language="ca" fo:country="ES" fo:font-style="normal" fo:font-weight="bold" officeooo:paragraph-rsid="00131a8e"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1" style:family="text">
      <style:text-properties fo:font-size="9pt" fo:language="fr" fo:country="FR" fo:font-weight="bold" style:font-size-asian="9pt" style:font-weight-asian="bold"/>
    </style:style>
    <style:style style:name="T2" style:family="text">
      <style:text-properties fo:font-size="9pt" fo:font-weight="bold" style:font-size-asian="9pt" style:font-weight-asian="bold"/>
    </style:style>
    <style:style style:name="T3" style:family="text">
      <style:text-properties fo:font-size="10pt" fo:language="fr" fo:country="FR" style:font-size-asian="10pt" style:font-name-complex="Arial" style:font-weight-complex="bold"/>
    </style:style>
    <style:style style:name="T4" style:family="text">
      <style:text-properties officeooo:rsid="003f1772"/>
    </style:style>
    <style:style style:name="T5" style:family="text">
      <style:text-properties fo:font-weight="bold" style:font-weight-asian="bold" style:font-weight-complex="bold"/>
    </style:style>
    <style:style style:name="T6" style:family="text">
      <style:text-properties fo:font-weight="bold" officeooo:rsid="000d0bce"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officeooo:rsid="00131a8e"/>
    </style:style>
    <style:style style:name="T9" style:family="text">
      <style:text-properties officeooo:rsid="000ae8be"/>
    </style:style>
    <style:style style:name="T10" style:family="text">
      <style:text-properties fo:color="#000000" style:font-name="Courier New2" fo:font-size="10pt" style:font-size-asian="10pt"/>
    </style:style>
    <style:style style:name="T11" style:family="text">
      <style:text-properties fo:color="#000000" style:font-name="Courier New2" fo:font-size="10pt" officeooo:rsid="000a3166" style:font-size-asian="10pt"/>
    </style:style>
    <style:style style:name="T12" style:family="text">
      <style:text-properties fo:color="#000000" style:font-name="Courier New2" fo:font-size="10pt" fo:font-weight="bold" style:font-size-asian="10pt" style:font-weight-asian="bold"/>
    </style:style>
    <style:style style:name="T13" style:family="text">
      <style:text-properties fo:color="#000000" style:font-name="Courier New2" fo:font-size="10pt" fo:font-weight="bold" officeooo:rsid="000a3166" style:font-size-asian="10pt" style:font-weight-asian="bold"/>
    </style:style>
    <style:style style:name="T14" style:family="text">
      <style:text-properties fo:color="#000000" style:font-name="Courier New2" fo:font-size="10pt" fo:font-weight="normal" style:font-size-asian="10pt" style:font-weight-asian="normal"/>
    </style:style>
    <style:style style:name="T15" style:family="text">
      <style:text-properties fo:color="#000000" style:font-name="Courier New2" fo:font-size="10pt" fo:font-weight="normal" officeooo:rsid="000a3166" style:font-size-asian="10pt" style:font-weight-asian="normal"/>
    </style:style>
    <style:style style:name="T16" style:family="text">
      <style:text-properties fo:color="#0000f0" style:font-name="Courier New2" fo:font-size="10pt" style:font-size-asian="10pt"/>
    </style:style>
    <style:style style:name="T17" style:family="text">
      <style:text-properties fo:color="#0000f0" style:font-name="Courier New2" fo:font-size="10pt" fo:font-weight="normal" style:font-size-asian="10pt" style:font-weight-asian="normal"/>
    </style:style>
    <style:style style:name="T18" style:family="text">
      <style:text-properties fo:color="#0000f0" style:font-name="Courier New2" fo:font-size="10pt" fo:font-weight="normal" officeooo:rsid="000a3166" style:font-size-asian="10pt" style:font-weight-asian="normal"/>
    </style:style>
    <style:style style:name="T19" style:family="text">
      <style:text-properties style:font-name="Courier New" fo:font-size="10pt" style:font-size-asian="10pt" style:font-size-complex="10pt"/>
    </style:style>
    <style:style style:name="T20" style:family="text">
      <style:text-properties style:font-name="Courier New" fo:font-size="10pt" officeooo:rsid="003f1772" style:font-size-asian="10pt" style:font-size-complex="10pt"/>
    </style:style>
    <style:style style:name="T21" style:family="text">
      <style:text-properties fo:color="#800000" style:font-name="Courier New2" fo:font-size="10pt" style:font-size-asian="10pt"/>
    </style:style>
    <style:style style:name="T22" style:family="text">
      <style:text-properties fo:color="#800000" style:font-name="Courier New2" fo:font-size="10pt" officeooo:rsid="000a3166" style:font-size-asian="10pt"/>
    </style:style>
    <style:style style:name="T23" style:family="text">
      <style:text-properties fo:color="#800000" style:font-name="Courier New2" fo:font-size="10pt" fo:font-weight="normal" style:font-size-asian="10pt" style:font-weight-asian="normal"/>
    </style:style>
    <style:style style:name="T24" style:family="text">
      <style:text-properties fo:color="#800000" style:font-name="Courier New2" fo:font-size="10pt" fo:font-weight="normal" officeooo:rsid="000a3166" style:font-size-asian="10pt" style:font-weight-asian="normal"/>
    </style:style>
    <style:style style:name="T25" style:family="text">
      <style:text-properties fo:color="#ff0000" style:font-name="Courier New2" fo:font-size="10pt" fo:font-weight="normal" style:font-size-asian="10pt" style:font-weight-asian="normal"/>
    </style:style>
    <style:style style:name="T26" style:family="text">
      <style:text-properties fo:color="#ff0000" style:font-name="Courier New2" fo:font-size="10pt" fo:font-weight="normal" officeooo:rsid="000a3166" style:font-size-asian="10pt" style:font-weight-asian="normal"/>
    </style:style>
    <style:style style:name="T27" style:family="text">
      <style:text-properties officeooo:rsid="000bf8c6"/>
    </style:style>
    <style:style style:name="T28" style:family="text">
      <style:text-properties fo:color="#bfbff0" style:font-name="Courier New2" fo:font-size="10pt" fo:font-weight="normal" officeooo:rsid="000a3166" style:font-size-asian="10pt" style:font-weight-asian="normal"/>
    </style:style>
    <style:style style:name="T29" style:family="text">
      <style:text-properties officeooo:rsid="0017a340"/>
    </style:style>
    <style:style style:name="T30" style:family="text">
      <style:text-properties officeooo:rsid="001cbba2"/>
    </style:style>
    <style:style style:name="T31" style:family="text">
      <style:text-properties officeooo:rsid="002251c8"/>
    </style:style>
    <style:style style:name="T32" style:family="text">
      <style:text-properties officeooo:rsid="00292acb"/>
    </style:style>
    <style:style style:name="T33" style:family="text">
      <style:text-properties officeooo:rsid="003a0742"/>
    </style:style>
    <style:style style:name="T34" style:family="text">
      <style:text-properties officeooo:rsid="0040231c"/>
    </style:style>
    <style:style style:name="T35" style:family="text">
      <style:text-properties officeooo:rsid="000a3166"/>
    </style:style>
    <style:style style:name="T36" style:family="text">
      <style:text-properties officeooo:rsid="00451977"/>
    </style:style>
    <style:style style:name="T37" style:family="text">
      <style:text-properties officeooo:rsid="005e4955"/>
    </style:style>
    <style:style style:name="fr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96cm" draw:visible-area-height="1.066cm"/>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UF1 – Programació amb XML</text:p>
      <text:h text:style-name="P59" text:outline-level="2">Nucli Formatiu 2 – Activitat 6: <text:span text:style-name="T4">Introducció a l’HTML</text:span></text:h>
      <text:h text:style-name="P70" text:outline-level="3">Part 0 – Introducció</text:h>
      <text:p text:style-name="P25"/>
      <text:p text:style-name="P25">HTML <text:span text:style-name="T34">vol dir</text:span> “Hyper Text Markup Language”, Llenguatge de Marques de Hipertext.</text:p>
      <text:p text:style-name="P23"/>
      <text:p text:style-name="P24">Característiques de HTML</text:p>
      <text:list xml:id="list2339818111" text:style-name="L1">
        <text:list-item>
          <text:p text:style-name="P60">és un llenguatge de marques</text:p>
        </text:list-item>
        <text:list-item>
          <text:p text:style-name="P60">NO és un llenguatge de programació</text:p>
        </text:list-item>
        <text:list-item>
          <text:p text:style-name="P60">descriure com ha de ser una pàgina web mitjançant les seves etiquetes</text:p>
        </text:list-item>
        <text:list-item>
          <text:p text:style-name="P60">un document HTML es pot <text:span text:style-name="T4">compondre</text:span> d'etiquetes, text pla i contingut multimèdia.</text:p>
        </text:list-item>
        <text:list-item>
          <text:p text:style-name="P60">Les etiquetes no son «case-sensitive», per tant es igual escriure-les en majúscules que en minúscules.</text:p>
        </text:list-item>
        <text:list-item>
          <text:p text:style-name="P61">El “visor” d'un document HTML és un nav<text:span text:style-name="T32">e</text:span>gador web.</text:p>
        </text:list-item>
      </text:list>
      <text:p text:style-name="P9"/>
      <text:p text:style-name="P9"/>
      <text:h text:style-name="Heading_20_3" text:outline-level="3">Part 1 - Estructura bàsica d'un document HTML</text:h>
      <text:p text:style-name="Text_20_body"/>
      <text:p text:style-name="P9"/>
      <text:p text:style-name="P9">Aquí hi ha un <text:span text:style-name="T5">primer exemple</text:span> d'un document HTML:</text:p>
      <text:p text:style-name="P13"/>
      <text:p text:style-name="P12">&lt;!DOCTYPE html&gt;</text:p>
      <text:p text:style-name="P11">&lt;html&gt;</text:p>
      <text:p text:style-name="P11">&lt;head&gt;</text:p>
      <text:p text:style-name="P11"><text:tab/>&lt;title&gt;titol&lt;/title&gt;</text:p>
      <text:p text:style-name="P11">&lt;/head&gt;</text:p>
      <text:p text:style-name="P11">&lt;body&gt;</text:p>
      <text:p text:style-name="P11"><text:tab/>part visible de la web</text:p>
      <text:p text:style-name="P11">&lt;/body&gt;</text:p>
      <text:p text:style-name="P11">&lt;/html&gt;</text:p>
      <text:p text:style-name="P9"/>
      <text:p text:style-name="P9">L'element “&lt;html&gt;” marca l'inici i fi del document html. Es l'element arrel del document.</text:p>
      <text:p text:style-name="P9"/>
      <text:p text:style-name="P9">Aquest document arrel conté 2 elements fills:</text:p>
      <text:list xml:id="list2926105480" text:style-name="L2">
        <text:list-item>
          <text:p text:style-name="P58">&lt;head&gt;<text:tab/>(opcional)</text:p>
        </text:list-item>
        <text:list-item>
          <text:p text:style-name="P58">&lt;body&gt;<text:tab/>(obligatori)</text:p>
        </text:list-item>
      </text:list>
      <text:p text:style-name="P9"/>
      <text:p text:style-name="P9">L'element “&lt;head&gt;” conté dades administratives sobre el document com ara títol, autor, etcétera.</text:p>
      <text:p text:style-name="P9"/>
      <text:p text:style-name="P30"><text:soft-page-break/>El contingut visible del document serà <text:span text:style-name="T7">exclusivament</text:span> el que es troba dins l'element <text:s/>“&lt;body&gt;”. </text:p>
      <text:p text:style-name="P30"/>
      <text:p text:style-name="P30">El codi html ha de ficar-se en un fitxer amb extensió “html” o “htm”, per exemple “holamundo.html”.</text:p>
      <text:p text:style-name="P30"/>
      <text:p text:style-name="P21"/>
      <text:h text:style-name="Heading_20_3" text:outline-level="3">Part 2 – Text en HTML</text:h>
      <text:p text:style-name="P14"/>
      <text:p text:style-name="P14">Text pla</text:p>
      <text:p text:style-name="P10"/>
      <text:p text:style-name="P10">El text pla es pot escriure directament. Hi han alguns caràcters que cal escapar ja que no sortiran al nav<text:span text:style-name="T4">e</text:span>gador correctament.</text:p>
      <text:p text:style-name="P10"/>
      <text:p text:style-name="P26"/>
      <text:p text:style-name="P28">Estils de lletra</text:p>
      <text:p text:style-name="P26">Es pot modificar l'estil de la lletra amb alguns tags específics, tot i que actualment s'utilitzen fulls d'estil(CSS) per fer això.</text:p>
      <text:p text:style-name="P26">Exemples:</text:p>
      <text:p text:style-name="P55">&lt;i&gt;text en itàlica&lt;/i&gt;</text:p>
      <text:p text:style-name="P55">&lt;b&gt;text en negreta&lt;/b&gt;</text:p>
      <text:p text:style-name="P55">&lt;u&gt;text subratllat&lt;/u&gt;</text:p>
      <text:p text:style-name="P10"/>
      <text:p text:style-name="P10">Es pot modificar també el tipus,color i mida de la lletra mitjançant el tag &lt;font&gt;.</text:p>
      <text:p text:style-name="P10">Exemple:</text:p>
      <text:p text:style-name="P10">&lt;font face=”Arial” color=”green” size=”2”&gt;Text en Arial, en color verd i mida 2&lt;/font&gt;</text:p>
      <text:p text:style-name="P10"/>
      <text:p text:style-name="P10">Indicar que aquest darrer tag no és en absolut fiable, a causa de que depenent del nav<text:span text:style-name="T4">e</text:span>gador i del atribut utilitzat, és possible que no apliqui el tipus, color o mida indicats. Actualment els estils de la lletra es fan a traves de fulls d'estil (CSS).</text:p>
      <text:p text:style-name="P10"/>
      <text:p text:style-name="P15">Lletres accentuades amb accent tancat</text:p>
      <text:p text:style-name="P10">S'hi posa la lletra precedida de “&amp;” i seguida de “acute;”</text:p>
      <text:p text:style-name="P10">exemple: &amp;eacute; <text:s/>permetrà veure correctament la lletra é </text:p>
      <text:p text:style-name="P10"/>
      <text:p text:style-name="P15">Lletres accentuades amb accent obert</text:p>
      <text:p text:style-name="P10">S'hi posa la lletra precedida de “&amp;” i seguida de “grave;”</text:p>
      <text:p text:style-name="P10">exemple: &amp;egrave; <text:s/>permetrà veure correctament la lletra è</text:p>
      <text:p text:style-name="P10"/>
      <text:p text:style-name="P15">Caràcters especials de la taula ascii</text:p>
      <text:p text:style-name="P10">Per imprimir un caràcter “especial” cal escapar-lo utilitzant el seu numero de la taula ASCII de la següent manera:</text:p>
      <text:p text:style-name="P10">Cal incloure els caràcters “&amp;#” seguits del numero ASCII decimal de la taula i seguit de “;”.</text:p>
      <text:p text:style-name="P10">Exemple: per veure al nav<text:span text:style-name="T4">e</text:span>gador el caràcter &amp; cal escapar-lo amb &amp;#38;</text:p>
      <text:p text:style-name="P10"/>
      <text:p text:style-name="P15"><text:soft-page-break/>Espais en blanc</text:p>
      <text:p text:style-name="P10">En principi no cal indicar-los expressament però si s'han de posar 2 espais en blanc o més junts cal indicar-ho expressament amb &amp;nbsp;</text:p>
      <text:p text:style-name="P10">Cada &amp;nbsp; indica al nav<text:span text:style-name="T4">e</text:span>gador que ha d'incloure un espai en blanc.</text:p>
      <text:p text:style-name="P10"/>
      <text:p text:style-name="P10"><text:span text:style-name="T7">Retorn de línia (enter)</text:span> </text:p>
      <text:p text:style-name="P10">Els retorns de línia cal explicitar-los amb el tag &lt;br/&gt;</text:p>
      <text:p text:style-name="P10">Altrament encara que el nostre text tingui un retorn de línia (caràcter ASCII 13) aquest serà ignorat pel nav<text:span text:style-name="T4">e</text:span>gador.</text:p>
      <text:p text:style-name="P10">El tag &lt;br&gt; és el primer exemple que veieu en HTML que no necessita un tag de tancament com &lt;/br&gt;.</text:p>
      <text:p text:style-name="P10"/>
      <text:p text:style-name="P10">Excepció: Hi ha un tag per tal de no haver d'explicitar els espais en blanc ni el retorn de línia: el tag &lt;pre&gt; que indica un text preformatat. </text:p>
      <text:p text:style-name="P10">Exemple:</text:p>
      <text:p text:style-name="P41">&lt;pre&gt;</text:p>
      <text:p text:style-name="P41">Aquest és un text preformatat</text:p>
      <text:p text:style-name="P41">el qual guarda tots els espais en blanc que hi ha sense escriure el caràcter &amp;nbsp;</text:p>
      <text:p text:style-name="P42">i també els retorns de línia sense escriure el tag “br”</text:p>
      <text:p text:style-name="P42">&lt;/pre&gt;</text:p>
      <text:p text:style-name="P10"/>
      <text:p text:style-name="P10"/>
      <text:p text:style-name="P15">Com fer diferents seccions en el document</text:p>
      <text:p text:style-name="P10">Per dividir el document en diverses parts i posteriorment poder aplicar-los estils diferents o bé accedir-hi directament a una part del document podem utilitzar el tag “div”.</text:p>
      <text:p text:style-name="P54">&lt;div id=”seccio1”&gt;</text:p>
      <text:p text:style-name="P54">...</text:p>
      <text:p text:style-name="P54">&lt;/div&gt;</text:p>
      <text:p text:style-name="P54">&lt;div id=”seccio2”&gt;</text:p>
      <text:p text:style-name="P54">...</text:p>
      <text:p text:style-name="P54">&lt;/div&gt;</text:p>
      <text:p text:style-name="P10"/>
      <text:p text:style-name="P10">... i així succes<text:span text:style-name="T36">s</text:span>ivament.</text:p>
      <text:p text:style-name="P10"/>
      <text:p text:style-name="P14">Paràgrafs</text:p>
      <text:p text:style-name="P10">Si volem separar adequadament cada paràgraf del nostre text haurem d'utilitzar els tags &lt;p&gt; i &lt;/p&gt;</text:p>
      <text:p text:style-name="P54">&lt;p&gt;</text:p>
      <text:p text:style-name="P54">primera linea del parágrafo&lt;br&gt;</text:p>
      <text:p text:style-name="P54">segunda linea <text:span text:style-name="T30">jf dfsa dfj </text:span>&lt;br&gt;</text:p>
      <text:p text:style-name="P54">...</text:p>
      <text:p text:style-name="P54">&lt;/p&gt;</text:p>
      <text:p text:style-name="P54">&lt;p&gt;otro paragrafo&lt;/p&gt;</text:p>
      <text:p text:style-name="P10"/>
      <text:p text:style-name="P27"/>
      <text:p text:style-name="P27"/>
      <text:p text:style-name="P27"/>
      <text:p text:style-name="P27"><text:soft-page-break/></text:p>
      <text:p text:style-name="P27"/>
      <text:p text:style-name="P27">Capçaleres i Estils de lletra</text:p>
      <text:p text:style-name="P26"/>
      <text:p text:style-name="P26">Hi han 6 tipus de capçaleres a HTML, les quals canvien l'estil i mida del text que contenen:</text:p>
      <text:p text:style-name="P55">&lt;h1&gt;TITOL&lt;/h1&gt;</text:p>
      <text:p text:style-name="P55">&lt;h2&gt;TITOL&lt;/h2&gt;</text:p>
      <text:p text:style-name="P55">&lt;h3&gt;TITOL&lt;/h3&gt;</text:p>
      <text:p text:style-name="P55">&lt;h4&gt;TITOL&lt;/h4&gt;</text:p>
      <text:p text:style-name="P55">&lt;h5&gt;TITOL&lt;/h5&gt;</text:p>
      <text:p text:style-name="P55">&lt;h6&gt;TITOL&lt;/h6&gt;</text:p>
      <text:p text:style-name="P29"/>
      <text:p text:style-name="P34">Llistes</text:p>
      <text:p text:style-name="P31">Es poden representar llistes ordenades o desordenades. Qualsevol de les 2 està composada d'una serie d'ítems de la llista. La diferencia es que la primera estarà ordenada i la segona no.</text:p>
      <text:p text:style-name="P31"/>
      <text:p text:style-name="P31">Exemple:</text:p>
      <text:p text:style-name="P52">Llista desordenada<text:tab/><text:tab/>Llista ordenada</text:p>
      <text:p text:style-name="P52"/>
      <text:p text:style-name="P52">&lt;ul&gt;<text:tab/><text:tab/><text:tab/><text:tab/>&lt;ol&gt;</text:p>
      <text:p text:style-name="P52"><text:tab/>&lt;li&gt;primer item&lt;/li&gt;<text:tab/><text:tab/>&lt;li&gt;primer item&lt;/li&gt;</text:p>
      <text:p text:style-name="P52"><text:tab/>&lt;li&gt;segon item&lt;/li&gt;<text:tab/><text:tab/>&lt;li&gt;segon item&lt;/li&gt;</text:p>
      <text:p text:style-name="P52">&lt;/ul&gt;<text:tab/><text:tab/><text:tab/><text:tab/>&lt;/ol&gt;</text:p>
      <text:p text:style-name="P31"/>
      <text:p text:style-name="P31">Per defecte a cada item de la llista desordenada surt un “disc”, si volem un altre símbol cal utilitzar l'atribut “type” al qual podem assignar els valors “disc|circle|square”.</text:p>
      <text:p text:style-name="P31">Igualment <text:s/>a cada item de la llista ordenada surt un numero, si volem un altre sistema de numeració cal utilitzar l'atribut type al qual podem assignar els valors “1|a|A|i|I”.</text:p>
      <text:p text:style-name="P31"/>
      <text:p text:style-name="P31"/>
      <text:h text:style-name="P71" text:outline-level="3">Part 3 – Enllaços i Imatges en HTML</text:h>
      <text:p text:style-name="P39"/>
      <text:p text:style-name="P34">Enllaços / Links</text:p>
      <text:p text:style-name="P31"/>
      <text:p text:style-name="P31">Per poder fer un enllaç (link) a un altre document HTML, cal utilitzar el tag “&lt;a&gt;” amb l'atribut “href”.</text:p>
      <text:p text:style-name="P31"/>
      <text:p text:style-name="P31">Sintaxi:</text:p>
      <text:p text:style-name="P31"><text:tab/>&lt;a href=”URL”&gt;Text enllaç&lt;/a&gt;</text:p>
      <text:p text:style-name="P31"/>
      <text:p text:style-name="P31">Exemple:</text:p>
      <text:p text:style-name="P52">&lt;a href=<text:span text:style-name="T29">'</text:span><text:a xlink:type="simple" xlink:href="http://www.google.es/" text:style-name="Internet_20_link" text:visited-style-name="Visited_20_Internet_20_Link">http://www.google.es</text:a><text:span text:style-name="T29">'</text:span>&gt;enllaç a google&lt;/a&gt;</text:p>
      <text:p text:style-name="P52">Aquest link ens carregarà a la pàgina actual el document HTML que li hem indicat a la URL.</text:p>
      <text:p text:style-name="P37"/>
      <text:p text:style-name="P36">Links a una secció concreta d'un document</text:p>
      <text:p text:style-name="P31">Si el que volem no es fer un link a l'inici d'una pàgina sinó moure'ns d'una secció a l'altra dins l'actual,hem de substituir la URL pel caracter “#” seguit del nom de la secció.</text:p>
      <text:p text:style-name="P32">Exemple:</text:p>
      <text:p text:style-name="P52">&lt;a href=”#seccio1”&gt;anar a seccio 1&lt;/a&gt;</text:p>
      <text:p text:style-name="P52">...</text:p>
      <text:p text:style-name="P52">&lt;div id=”seccio1”&gt;</text:p>
      <text:p text:style-name="P52">...</text:p>
      <text:p text:style-name="P53">&lt;/div&gt;</text:p>
      <text:p text:style-name="P52">Al clickar sobre l'anterior link saltarà a la secció amb identificador “seccio1”.</text:p>
      <text:p text:style-name="P52">No és obligatori que l'atribut id=”seccio1” estigui dins el tag &lt;div&gt;, també pot formar part d'altres tags com &lt;h1&gt;,&lt;h2&gt;,...</text:p>
      <text:p text:style-name="P40"/>
      <text:p text:style-name="P36">Links que s'obrin en una finestra nova</text:p>
      <text:p text:style-name="P31">El tag &lt;a&gt; té l'atribut “target” que indica on s'ha d'obrir el document indicat. Per defecte s'obre a la finestra actual però donant-li el valor “_blank” s'obrirà en una finestra nova.</text:p>
      <text:p text:style-name="P31"/>
      <text:p text:style-name="P34">Imatges</text:p>
      <text:p text:style-name="P31">Per definir imatges a HTML utilitzem el tag buit &lt;img&gt;</text:p>
      <text:p text:style-name="P31"/>
      <text:p text:style-name="P31">Sintaxi bàsica:</text:p>
      <text:p text:style-name="P31"/>
      <text:p text:style-name="P31">&lt;img src=”nom_del_fitxer_imatge.extensio” alt=”text”/&gt;</text:p>
      <text:p text:style-name="P31"/>
      <text:p text:style-name="P31">L'atribut “src” especifica la url de la imatge, hi han 2 possibilitats:</text:p>
      <text:list xml:id="list36600307" text:style-name="L3">
        <text:list-item>
          <text:p text:style-name="P62">si la imatge es troba al mateix directori que el fitxer html es posa solament el nom del fitxer, per exemple: “riu.gif”</text:p>
        </text:list-item>
        <text:list-item>
          <text:p text:style-name="P62">si la imatge està en un altre lloc a internet cal posar la url sencera, per exemple: “<text:a xlink:type="simple" xlink:href="http://copernic.cat/imatges/riu.gif" text:style-name="Internet_20_link" text:visited-style-name="Visited_20_Internet_20_Link">http://copernic.cat/imatges/riu.gif</text:a>”</text:p>
          <text:p text:style-name="P67"/>
        </text:list-item>
      </text:list>
      <text:p text:style-name="P31"><text:soft-page-break/>L'atribut “alt” especifica un text “alternatiu” que apareixerà quan el ratolí es troba sobre la imatge. Pot donar un missatge explicatiu del que conté la imatge pel cas en que el nav<text:span text:style-name="T4">e</text:span>gador no pugui mostrar-la.</text:p>
      <text:p text:style-name="P31"/>
      <text:p text:style-name="P36">Especificar una mida concreta per una imatge</text:p>
      <text:p text:style-name="P31">Un parell d'atributs rellevants més d'aquest tag son:</text:p>
      <text:list xml:id="list3654207471" text:style-name="L4">
        <text:list-item>
          <text:p text:style-name="P63">width: especifica l'amplada de la imatge</text:p>
        </text:list-item>
        <text:list-item>
          <text:p text:style-name="P63">height: especifica l'alçada de la imatge</text:p>
        </text:list-item>
      </text:list>
      <text:p text:style-name="P38"/>
      <text:p text:style-name="P31">Tant l'amplada com l'alçada es poden expressar en píxels o bé en % de mida respecte la mida original de la imatge. Per exemple:</text:p>
      <text:list xml:id="list434239400" text:style-name="L5">
        <text:list-item>
          <text:p text:style-name="P64">width=”200” <text:s/>especifica que la imatge es mostrarà amb una amplada exacta de 200 píxels.</text:p>
        </text:list-item>
        <text:list-item>
          <text:p text:style-name="P64">height=”50%” especifica que la imatge es mostrarà amb una alçada del 50% de l'original.</text:p>
        </text:list-item>
      </text:list>
      <text:p text:style-name="P43"/>
      <text:p text:style-name="P45">Especificar l'alineació d'una imatge</text:p>
      <text:p text:style-name="P43">Per especificar l'alineació d'una imatge hi ha l'atribut “align” el qual especifica l'alineació horitzontal o vertical de la imatge dins la pàgina.</text:p>
      <text:p text:style-name="P43"/>
      <text:list xml:id="list1427147305" text:style-name="L6">
        <text:list-item>
          <text:p text:style-name="P65">possibles valors d'alineació horitzontal: “left”,”center”,”right”</text:p>
        </text:list-item>
        <text:list-item>
          <text:p text:style-name="P65">possibles valors d'alineació vertical: “top”,”middle”,”bottom”</text:p>
        </text:list-item>
      </text:list>
      <text:p text:style-name="P43"/>
      <text:p text:style-name="P34"/>
      <text:h text:style-name="P72" text:outline-level="3">Part 4 – Taules en HTML</text:h>
      <text:p text:style-name="P34"/>
      <text:p text:style-name="P43">Una Taula es una estructura que ajuda a distribuir informació alineada a la pàgina web.</text:p>
      <text:p text:style-name="P43"/>
      <text:p text:style-name="P43">Està formada per una serie de files(tr -&gt; table row) i cadascuna esta formada per una serie de cel·les per contenir les dades (td -&gt;table data).</text:p>
      <text:p text:style-name="P43"/>
      <text:p text:style-name="P43">Aquesta es una taula de 2 files i 2 columnes:</text:p>
      <text:p text:style-name="P43"/>
      <text:p text:style-name="P52">&lt;table border="1"&gt;</text:p>
      <text:p text:style-name="P52"><text:tab/>&lt;tr&gt;</text:p>
      <text:p text:style-name="P52"><text:tab/><text:tab/>&lt;td&gt;fila 1, cel·la 1&lt;/td&gt;</text:p>
      <text:p text:style-name="P52"><text:tab/><text:tab/>&lt;td&gt;fila 1, cel·la 2&lt;/td&gt;</text:p>
      <text:p text:style-name="P52"><text:tab/>&lt;/tr&gt;</text:p>
      <text:p text:style-name="P52"><text:tab/>&lt;tr&gt;</text:p>
      <text:p text:style-name="P52"><text:tab/><text:tab/>&lt;td&gt;fila 2, cel·la 1&lt;/td&gt;</text:p>
      <text:p text:style-name="P52"><text:tab/><text:tab/>&lt;td&gt;fila 2, cel·la 2&lt;/td&gt;</text:p>
      <text:p text:style-name="P52"><text:tab/>&lt;/tr&gt;</text:p>
      <text:p text:style-name="P52">&lt;/table&gt; </text:p>
      <text:p text:style-name="P49"/>
      <text:p text:style-name="P43">L'atribut “border” especifica quin ha de ser el grossor de la línia que delimita la taula.</text:p>
      <text:p text:style-name="P43">De vegades és útil abans de la primera fila ficar una “fila capçalera”, la qual apareixerà en un estil diferent al de la resta de files. Aquesta fila capçalera es fa amb el tag &lt;TH&gt; (table header).</text:p>
      <text:p text:style-name="P43">Exemple:</text:p>
      <text:p text:style-name="P52">&lt;table border="1"&gt;</text:p>
      <text:p text:style-name="P52"><text:tab/>&lt;th&gt;titol columna 1&lt;/th&gt;</text:p>
      <text:p text:style-name="P52"><text:tab/>&lt;th&gt;titol columna 2&lt;/th&gt;</text:p>
      <text:p text:style-name="P52"><text:tab/>&lt;tr&gt;</text:p>
      <text:p text:style-name="P52"><text:tab/><text:tab/>&lt;td&gt;fila 1, cel·la 1&lt;/td&gt;</text:p>
      <text:p text:style-name="P52"><text:tab/><text:tab/>&lt;td&gt;fila 1, cel·la 2&lt;/td&gt;</text:p>
      <text:p text:style-name="P52"><text:tab/>&lt;/tr&gt;</text:p>
      <text:p text:style-name="P52"><text:tab/>&lt;tr&gt;</text:p>
      <text:p text:style-name="P52"><text:tab/><text:tab/>&lt;td&gt;fila 2, cel·la 1&lt;/td&gt;</text:p>
      <text:p text:style-name="P52"><text:tab/><text:tab/>&lt;td&gt;fila 2, cel·la 2&lt;/td&gt;</text:p>
      <text:p text:style-name="P52"><text:tab/>&lt;/tr&gt;</text:p>
      <text:p text:style-name="P52">&lt;/table&gt; </text:p>
      <text:p text:style-name="P43"/>
      <text:p text:style-name="P43"/>
      <text:p text:style-name="P43">Altres atributs útils del tag &lt;table&gt; son:</text:p>
      <text:list xml:id="list92382617" text:style-name="L7">
        <text:list-item>
          <text:p text:style-name="P66">ALIGN : alineació de la taula “left|center|right”</text:p>
        </text:list-item>
        <text:list-item>
          <text:p text:style-name="P66">BGCOLOR : determina el color de fons de la taula. El color s'especifica en RGB, és a dir es diu quant vermell, verd i blau ha d'haver al color resultant. Cada color s'especifica en 2 xifres hexadecimals essent 00 el valor mínim i FF el valor màxim. Abans d<text:span text:style-name="T31">e</text:span> ficar aquests números s'ha d'escriure el caràcter coixinet(#). Exemples:</text:p>
          <text:p text:style-name="P66"><text:soft-page-break/></text:p>
          <text:list>
            <text:list-item>
              <text:p text:style-name="P66">bgcolor=”#FFFFFF” <text:s text:c="3"/>aquest seria el color blanc</text:p>
            </text:list-item>
            <text:list-item>
              <text:p text:style-name="P66">bgcolor=”#000000” <text:s text:c="3"/>i aquest seria el color negre</text:p>
            </text:list-item>
          </text:list>
          <text:p text:style-name="P66">També hi han uns noms predefinits per no haver d'utilitzar aquesta notació hexadecimal, els valors mes normals son: black,gray,white,red,green,yellow,blue,...</text:p>
          <text:p text:style-name="P66">Per exemple: </text:p>
          <text:list text:continue-numbering="true">
            <text:list-header>
              <text:p text:style-name="P66">bgcolor=”blue”</text:p>
            </text:list-header>
          </text:list>
          <text:p text:style-name="P66"/>
        </text:list-item>
        <text:list-item>
          <text:p text:style-name="P66">WIDTH : amplada de la taula</text:p>
        </text:list-item>
        <text:list-item>
          <text:p text:style-name="P66">CELLSPACING : <text:s/>espai entre cel·les, s'especifica en pixels.</text:p>
        </text:list-item>
        <text:list-item>
          <text:p text:style-name="P66">CELLPADDING: <text:s/>espai entre el contingut d'una cel·la i la seva vora, s'especifica en píxels.</text:p>
        </text:list-item>
      </text:list>
      <text:p text:style-name="P46"><text:s/></text:p>
      <text:p text:style-name="P43"><text:s/></text:p>
      <text:p text:style-name="P43"/>
      <text:p text:style-name="P43"/>
      <table:table table:name="Taula1" table:style-name="Taula1">
        <table:table-column table:style-name="Taula1.A"/>
        <table:table-column table:style-name="Taula1.B"/>
        <table:table-column table:style-name="Taula1.C"/>
        <table:table-row>
          <table:table-cell table:style-name="Taula1.A1" office:value-type="string">
            <text:p text:style-name="Table_20_Contents">columna 1</text:p>
          </table:table-cell>
          <table:table-cell table:style-name="Taula1.B1" table:number-columns-spanned="2" office:value-type="string">
            <text:p text:style-name="Table_20_Contents">columnes 2 i 3</text:p>
          </table:table-cell>
          <table:covered-table-cell/>
        </table:table-row>
        <table:table-row>
          <table:table-cell table:style-name="Taula1.A2" office:value-type="string">
            <text:p text:style-name="Table_20_Contents">cel·la 1</text:p>
          </table:table-cell>
          <table:table-cell table:style-name="Taula1.A2" office:value-type="string">
            <text:p text:style-name="Table_20_Contents">cel·la 2</text:p>
          </table:table-cell>
          <table:table-cell table:style-name="Taula1.C2" office:value-type="string">
            <text:p text:style-name="Table_20_Contents">cel·la 3</text:p>
          </table:table-cell>
        </table:table-row>
      </table:table>
      <text:h text:style-name="P69" text:outline-level="4"/>
      <text:p text:style-name="P43">El codi per mostrar la taula anterior seria:</text:p>
      <text:p text:style-name="P31">&lt;table border="1"&gt;</text:p>
      <text:p text:style-name="P52">&lt;tr&gt;</text:p>
      <text:p text:style-name="P52"><text:tab/>&lt;td&gt;columna 1&lt;/td&gt;</text:p>
      <text:p text:style-name="P52"><text:tab/>&lt;td colspan="2"&gt;columnes 2 i 3&lt;/td&gt;</text:p>
      <text:p text:style-name="P52">&lt;/tr&gt;</text:p>
      <text:p text:style-name="P52">&lt;tr&gt;</text:p>
      <text:p text:style-name="P52"><text:tab/>&lt;td&gt;cel·la 1&lt;/td&gt;</text:p>
      <text:p text:style-name="P52"><text:tab/>&lt;td&gt;cel·la 2&lt;/td&gt;</text:p>
      <text:p text:style-name="P52"><text:tab/>&lt;td&gt;cel·la 3&lt;/td&gt;</text:p>
      <text:p text:style-name="P52">&lt;/tr&gt;</text:p>
      <text:p text:style-name="P31">&lt;/table&gt;</text:p>
      <text:p text:style-name="P48"/>
      <text:p text:style-name="P43">Si el que interessa es estirar una cel·la verticalment enlloc de horitzontalment com hem fet, hi ha l'atribut ROWSPAN que s'utilitza de forma equivalent.</text:p>
      <text:p text:style-name="P43"/>
      <text:p text:style-name="P51"/>
      <text:h text:style-name="P72" text:outline-level="3">Part 5 – Formularis en HTML</text:h>
      <text:p text:style-name="P34"/>
      <text:p text:style-name="P43">Un formulari permet enviar dades introduïdes per l'usuari mitjançant el teclat a un programa que tractarà aquestes dades.</text:p>
      <text:p text:style-name="P43"/>
      <text:p text:style-name="P43">Un formulari bàsic seria:</text:p>
      <text:p text:style-name="P43"/>
      <text:p text:style-name="P31">&lt;form action="programa.php" method="get"&gt;</text:p>
      <text:p text:style-name="P31"><text:tab/>Nom: <text:tab/>&lt;input type="text" name="nom"&gt;</text:p>
      <text:p text:style-name="P33"/>
      <text:p text:style-name="P31"><text:tab/><text:tab/>&lt;input type="submit" value="Enviar dades"&gt;&lt;br&gt;</text:p>
      <text:p text:style-name="P31">&lt;/form&gt;</text:p>
      <text:p text:style-name="P43"/>
      <text:p text:style-name="P43">L'atribut “action” indica al formulari a on s'han d'enviar les dades quan l'usuari premi el botó d'enviament. Si el programa està al mateix directori s'escriu només el seu nom i si està en un altre ordinador, s'ha de posar la url completa, per exemple: “<text:a xlink:type="simple" xlink:href="http://copernic.cat/programes/programa.php" text:style-name="Internet_20_link" text:visited-style-name="Visited_20_Internet_20_Link">http://copernic.cat/programes/programa.php</text:a>”</text:p>
      <text:p text:style-name="P43"/>
      <text:p text:style-name="P43">L'atribut “method” indica el mètode d'enviament que pot valdre “get|post”. Per defecte s'hauria d'utilitzar post ja que l'altre té limitades les dades enviades a menys de 256 caràcters.</text:p>
      <text:p text:style-name="P43"/>
      <text:p text:style-name="P43">El formulari conté varis tags &lt;INPUT&gt; cadascun dels quals recull una dada. </text:p>
      <text:p text:style-name="P43">Hi han diferents tipus d'element INPUT:</text:p>
      <text:p text:style-name="P43"/>
      <text:p text:style-name="P45">Per recollir una paraula o text curt</text:p>
      <text:p text:style-name="P43"/>
      <text:p text:style-name="P52">&lt;input type="text" name="nom"&gt;</text:p>
      <text:p text:style-name="P43"/>
      <text:p text:style-name="P45">Per recollir un text llarg (paràgraf)</text:p>
      <text:p text:style-name="P43"/>
      <text:p text:style-name="P52">&lt;textarea name=”variable” rows="10" cols="50"&gt;&lt;/textarea&gt; </text:p>
      <text:p text:style-name="P43"/>
      <text:p text:style-name="P45">Per recollir contrasenyes</text:p>
      <text:p text:style-name="P43"/>
      <text:p text:style-name="P52">&lt;input type="password" name="contrasenya"&gt;</text:p>
      <text:p text:style-name="P43"/>
      <text:p text:style-name="P45">Per recollir una opció única entre varies possibilitats(test de resposta única)</text:p>
      <text:p text:style-name="P43"/>
      <text:p text:style-name="P52">&lt;input type="radio" name="curs" value="1"&gt; Primer&lt;br&gt;</text:p>
      <text:p text:style-name="P52">&lt;input type="radio" name="curs" value="2"&gt; Segon&lt;br&gt;</text:p>
      <text:p text:style-name="P43"/>
      <text:p text:style-name="P45">Per recollir una o més opcions entre varies possibilitats(test de resposta <text:span text:style-name="T33">múltiple</text:span>)</text:p>
      <text:p text:style-name="P43"/>
      <text:p text:style-name="P52">&lt;input type="checkbox" name="moduls" value="M1"&gt;Implantació de SO&lt;br&gt;</text:p>
      <text:p text:style-name="P52">&lt;input type="checkbox" name="moduls" value="M2"&gt;Gestió de BD&lt;br&gt;</text:p>
      <text:p text:style-name="P52">&lt;input type="checkbox" name="moduls" value="M3"&gt;Programació&lt;br&gt;</text:p>
      <text:p text:style-name="P52">&lt;input type="checkbox" name="moduls" value="M4"&gt;XML&lt;br&gt;</text:p>
      <text:p text:style-name="P52"><text:soft-page-break/>&lt;input type="checkbox" name="moduls" value="M5"&gt;Hardware&lt;br&gt;</text:p>
      <text:p text:style-name="P52">...</text:p>
      <text:p text:style-name="P47"/>
      <text:p text:style-name="P45">Per mostrar un desplegables amb varies possibilitats i triar-ne una</text:p>
      <text:p text:style-name="P43"/>
      <text:p text:style-name="P52">&lt;select name="destinacio"&gt;</text:p>
      <text:p text:style-name="P56">&lt;option value="swe"&gt;Suecia&lt;/option&gt;</text:p>
      <text:p text:style-name="P56">&lt;option value="fr"&gt;França&lt;/option&gt;</text:p>
      <text:p text:style-name="P56">&lt;option value="pt"&gt;Portugal&lt;/option&gt;</text:p>
      <text:p text:style-name="P56">&lt;option value="ca"&gt;Canada&lt;/option&gt;</text:p>
      <text:p text:style-name="P52">&lt;/select&gt;</text:p>
      <text:p text:style-name="P43"/>
      <text:p text:style-name="P45">Per enviar les dades introduïdes al programa.</text:p>
      <text:p text:style-name="P43"/>
      <text:p text:style-name="P43"><text:tab/>&lt;input type="submit" value="Enviar dades"&gt;</text:p>
      <text:p text:style-name="P43"/>
      <text:p text:style-name="P50"/>
      <text:h text:style-name="P73" text:outline-level="3">Part <text:span text:style-name="T8">6</text:span> – <text:span text:style-name="T8">Estructura de portal amb DIV</text:span></text:h>
      <text:p text:style-name="P35"/>
      <text:p text:style-name="P44">Ara veurem dues maneres de posicionar els diferents blocs d'un portal web sense utilitzar taules. </text:p>
      <text:p text:style-name="P44">Ho fem dividint les diferents parts de la nostra pàgina (capçalera, <text:span text:style-name="T34">menús</text:span>, part d'informació i peu de pàgina), en blocs &lt;DIV&gt; i aplicant un estil a cadascun d'aquests des de la fulla d'estils CSS.</text:p>
      <text:p text:style-name="P16"/>
      <text:p text:style-name="P16"><text:span text:style-name="T6">1ª </text:span><text:span text:style-name="T5">Estructura de Portal</text:span> feta amb DIVs <text:span text:style-name="T9">posicionats de manera “fixa” respecte la finestra del navegador, no “responsive”: la composició no s'adapta a la mida de la finestra:</text:span></text:p>
      <text:p text:style-name="P16"/>
      <text:p text:style-name="P17">CODI HTML</text:p>
      <text:p text:style-name="P19"/>
      <text:p text:style-name="P19"><text:span text:style-name="T10">&lt;!DOCTYPE html&gt;</text:span><text:line-break/><text:span text:style-name="T10">&lt;html&gt;</text:span><text:line-break/><text:span text:style-name="T10"> <text:s/>&lt;head&gt;</text:span><text:line-break/><text:span text:style-name="T10"> <text:s text:c="3"/>&lt;meta http-equiv=</text:span><text:span text:style-name="T16">"Content-Type"</text:span><text:span text:style-name="T10"> content=</text:span><text:span text:style-name="T16">"text/html; charset=UTF-8"</text:span><text:span text:style-name="T10"> /&gt;</text:span><text:line-break/><text:span text:style-name="T10"> <text:s text:c="3"/>&lt;link href=</text:span><text:span text:style-name="T16">"PortalDIV.css"</text:span><text:span text:style-name="T10"> type=</text:span><text:span text:style-name="T16">"text/css"</text:span><text:span text:style-name="T10"> rel=</text:span><text:span text:style-name="T16">"stylesheet"</text:span><text:span text:style-name="T10"> /&gt;</text:span><text:line-break/><text:span text:style-name="T10"> <text:s text:c="3"/>&lt;title&gt;&lt;/title&gt;</text:span><text:line-break/><text:span text:style-name="T10"> <text:s/>&lt;/head&gt;</text:span><text:line-break/><text:span text:style-name="T10"> <text:s/>&lt;body&gt;</text:span><text:line-break/><text:line-break/><text:span text:style-name="T10"> <text:s text:c="3"/>&lt;div id=</text:span><text:span text:style-name="T16">"cap"</text:span><text:span text:style-name="T10">&gt;capçalera&lt;/div&gt;</text:span><text:line-break/><text:span text:style-name="T10"> <text:s text:c="3"/>&lt;div id=</text:span><text:span text:style-name="T16">"menu"</text:span><text:span text:style-name="T10">&gt;menu&lt;/div&gt;</text:span><text:line-break/><text:span text:style-name="T10"> <text:s text:c="3"/>&lt;div id=</text:span><text:span text:style-name="T16">"info"</text:span><text:span text:style-name="T10">&gt;informació&lt;/div&gt;</text:span><text:line-break/><text:span text:style-name="T10"> <text:s text:c="3"/>&lt;div id=</text:span><text:span text:style-name="T16">"peu"</text:span><text:span text:style-name="T10">&gt;peu de pàgina&lt;/div&gt;</text:span><text:line-break/><text:line-break/><text:span text:style-name="T10"> <text:s/>&lt;/body&gt;</text:span><text:line-break/><text:span text:style-name="T10">&lt;/html&gt;</text:span></text:p>
      <text:p text:style-name="P19"/>
      <text:p text:style-name="P16"/>
      <text:p text:style-name="P17">CODI CSS</text:p>
      <text:p text:style-name="P19"><text:span text:style-name="T19">/* <text:line-break/>Exemple de posicionament de DIVs amb posicionament "fixed"<text:line-break/>la posició es fixa de manera absoluta respecte la finestra del nav</text:span><text:span text:style-name="T20">e</text:span><text:span text:style-name="T19">gador <text:line-break/>Non responsive : la composició no canvia cas de fer més petita la finestra<text:line-break/>del nav</text:span><text:span text:style-name="T20">e</text:span><text:span text:style-name="T19">gador <text:line-break/>*/</text:span><text:line-break/><text:line-break/><text:span text:style-name="T10">#</text:span><text:span text:style-name="T21">cap</text:span><text:span text:style-name="T10">, #</text:span><text:span text:style-name="T21">menu</text:span><text:span text:style-name="T10">, #</text:span><text:span text:style-name="T21">info</text:span><text:span text:style-name="T10">, #</text:span><text:span text:style-name="T21">peu</text:span><text:span text:style-name="T10"> </text:span><text:span text:style-name="T12">{</text:span><text:line-break/><text:span text:style-name="T17">position</text:span><text:span text:style-name="T12">:</text:span><text:span text:style-name="T25">fixed</text:span><text:span text:style-name="T12">;</text:span><text:line-break/><text:span text:style-name="T17">border</text:span><text:span text:style-name="T12">:</text:span><text:span text:style-name="T14"> </text:span><text:span text:style-name="T23">1</text:span><text:span text:style-name="T25">px</text:span><text:span text:style-name="T14"> </text:span><text:span text:style-name="T25">solid</text:span><text:span text:style-name="T14"> </text:span><text:span text:style-name="T25">black</text:span><text:span text:style-name="T12">;</text:span><text:line-break/><text:span text:style-name="T14"> </text:span><text:span text:style-name="T12">}</text:span><text:line-break/><text:span text:style-name="T14"> </text:span><text:line-break/><text:span text:style-name="T14">#</text:span><text:span text:style-name="T23">cap</text:span><text:span text:style-name="T14"> </text:span><text:span text:style-name="T12">{</text:span><text:line-break/><text:line-break/><text:span text:style-name="T17">top</text:span><text:span text:style-name="T12">:</text:span><text:span text:style-name="T23">0</text:span><text:span text:style-name="T25">px</text:span><text:span text:style-name="T12">;</text:span><text:line-break/><text:span text:style-name="T17">left</text:span><text:span text:style-name="T12">:</text:span><text:span text:style-name="T23">0</text:span><text:span text:style-name="T25">px</text:span><text:span text:style-name="T12">;</text:span><text:span text:style-name="T14"> </text:span><text:line-break/><text:span text:style-name="T17">height</text:span><text:span text:style-name="T12">:</text:span><text:span text:style-name="T23">100</text:span><text:span text:style-name="T25">px</text:span><text:span text:style-name="T12">;</text:span><text:line-break/><text:span text:style-name="T17">width</text:span><text:span text:style-name="T12">:</text:span><text:span text:style-name="T23">800</text:span><text:span text:style-name="T25">px</text:span><text:span text:style-name="T12">;</text:span><text:line-break/><text:span text:style-name="T17">background</text:span><text:span text:style-name="T12">:</text:span><text:span text:style-name="T23">#0BB</text:span><text:span text:style-name="T12">;</text:span><text:line-break/><text:span text:style-name="T12">}</text:span><text:line-break/><text:soft-page-break/><text:span text:style-name="T14">#</text:span><text:span text:style-name="T23">menu</text:span><text:span text:style-name="T14"> </text:span><text:span text:style-name="T12">{</text:span><text:line-break/><text:line-break/><text:span text:style-name="T17">top</text:span><text:span text:style-name="T12">:</text:span><text:span text:style-name="T23">101</text:span><text:span text:style-name="T25">px</text:span><text:span text:style-name="T12">;</text:span><text:line-break/><text:span text:style-name="T17">left</text:span><text:span text:style-name="T12">:</text:span><text:span text:style-name="T23">0</text:span><text:span text:style-name="T25">px</text:span><text:span text:style-name="T12">;</text:span><text:span text:style-name="T14"> <text:s text:c="2"/></text:span><text:line-break/><text:span text:style-name="T17">height</text:span><text:span text:style-name="T12">:</text:span><text:span text:style-name="T23">400</text:span><text:span text:style-name="T25">px</text:span><text:span text:style-name="T12">;</text:span><text:line-break/><text:span text:style-name="T17">width</text:span><text:span text:style-name="T12">:</text:span><text:span text:style-name="T14"> </text:span><text:span text:style-name="T23">150</text:span><text:span text:style-name="T25">px</text:span><text:span text:style-name="T12">;</text:span><text:line-break/><text:span text:style-name="T17">background</text:span><text:span text:style-name="T12">:</text:span><text:span text:style-name="T23">#BB0</text:span><text:span text:style-name="T12">;</text:span><text:line-break/><text:span text:style-name="T12">}</text:span><text:line-break/><text:span text:style-name="T14">#</text:span><text:span text:style-name="T23">info</text:span><text:span text:style-name="T14"> </text:span><text:span text:style-name="T12">{</text:span><text:line-break/><text:line-break/><text:span text:style-name="T17">top</text:span><text:span text:style-name="T12">:</text:span><text:span text:style-name="T23">101</text:span><text:span text:style-name="T25">px</text:span><text:span text:style-name="T12">;</text:span><text:line-break/><text:span text:style-name="T17">left</text:span><text:span text:style-name="T12">:</text:span><text:span text:style-name="T23">150</text:span><text:span text:style-name="T25">px</text:span><text:span text:style-name="T12">;</text:span><text:span text:style-name="T14"> </text:span><text:line-break/><text:span text:style-name="T17">height</text:span><text:span text:style-name="T12">:</text:span><text:span text:style-name="T23">400</text:span><text:span text:style-name="T25">px</text:span><text:span text:style-name="T12">;</text:span><text:line-break/><text:span text:style-name="T17">width</text:span><text:span text:style-name="T12">:</text:span><text:span text:style-name="T14"> </text:span><text:span text:style-name="T23">650</text:span><text:span text:style-name="T25">px</text:span><text:span text:style-name="T12">;</text:span><text:line-break/><text:span text:style-name="T17">background</text:span><text:span text:style-name="T12">:</text:span><text:span text:style-name="T23">#909</text:span><text:span text:style-name="T12">;</text:span><text:line-break/><text:span text:style-name="T12">}</text:span><text:line-break/><text:line-break/><text:span text:style-name="T14">#</text:span><text:span text:style-name="T23">peu</text:span><text:span text:style-name="T14"> </text:span><text:span text:style-name="T12">{</text:span><text:line-break/><text:line-break/><text:span text:style-name="T17">top</text:span><text:span text:style-name="T12">:</text:span><text:span text:style-name="T23">502</text:span><text:span text:style-name="T25">px</text:span><text:span text:style-name="T12">;</text:span><text:line-break/><text:span text:style-name="T17">left</text:span><text:span text:style-name="T12">:</text:span><text:span text:style-name="T23">0</text:span><text:span text:style-name="T25">px</text:span><text:span text:style-name="T12">;</text:span><text:span text:style-name="T14"> </text:span><text:line-break/><text:span text:style-name="T17">height</text:span><text:span text:style-name="T12">:</text:span><text:span text:style-name="T23">50</text:span><text:span text:style-name="T25">px</text:span><text:span text:style-name="T12">;</text:span><text:line-break/><text:span text:style-name="T17">width</text:span><text:span text:style-name="T12">:</text:span><text:span text:style-name="T23">800</text:span><text:span text:style-name="T25">px</text:span><text:span text:style-name="T12">;</text:span><text:line-break/><text:span text:style-name="T17">background</text:span><text:span text:style-name="T12">:</text:span><text:span text:style-name="T23">#CCC</text:span><text:span text:style-name="T12">;</text:span><text:line-break/><text:span text:style-name="T12">}</text:span><text:line-break/></text:p>
      <text:p text:style-name="P19"><text:span text:style-name="T6">2ª </text:span><text:span text:style-name="T5">Estructura de portal</text:span> feta amb DIVs <text:s/><text:span text:style-name="T27">amb posicionament relatiu(elements flotants) i mides de bloc variables respecte la finestra(responsive):</text:span></text:p>
      <text:p text:style-name="P16"/>
      <text:p text:style-name="P18">CODI HTML</text:p>
      <text:p text:style-name="P16"/>
      <text:p text:style-name="P16"><text:span text:style-name="T10">&lt;!DOCTYPE html&gt;</text:span><text:line-break/><text:span text:style-name="T10">&lt;html&gt;</text:span><text:line-break/><text:span text:style-name="T10"> <text:s/>&lt;head&gt;</text:span><text:line-break/><text:span text:style-name="T10"> <text:s text:c="3"/>&lt;meta http-equiv=</text:span><text:span text:style-name="T16">"Content-Type"</text:span><text:span text:style-name="T10"> content=</text:span><text:span text:style-name="T16">"text/html; charset=UTF-8"</text:span><text:span text:style-name="T10"> /&gt;</text:span><text:line-break/><text:span text:style-name="T10"> <text:s text:c="3"/>&lt;link href=</text:span><text:span text:style-name="T16">"PortalDIV2.css"</text:span><text:span text:style-name="T10"> type=</text:span><text:span text:style-name="T16">"text/css"</text:span><text:span text:style-name="T10"> rel=</text:span><text:span text:style-name="T16">"stylesheet"</text:span><text:span text:style-name="T10"> /&gt;</text:span><text:line-break/><text:span text:style-name="T10"> <text:s text:c="3"/>&lt;title&gt;&lt;/title&gt;</text:span><text:line-break/><text:span text:style-name="T10"> <text:s/>&lt;/head&gt;</text:span><text:line-break/><text:span text:style-name="T10"> <text:s/>&lt;body&gt;</text:span><text:line-break/><text:line-break/><text:span text:style-name="T10"> <text:s text:c="3"/>&lt;div id=</text:span><text:span text:style-name="T16">"cap"</text:span><text:span text:style-name="T10">&gt;capçalera&lt;/div&gt;</text:span><text:line-break/><text:span text:style-name="T10"> <text:s text:c="3"/>&lt;div id=</text:span><text:span text:style-name="T16">"menu"</text:span><text:span text:style-name="T10">&gt;menu&lt;/div&gt;</text:span><text:line-break/><text:span text:style-name="T10"> <text:s text:c="3"/>&lt;div id=</text:span><text:span text:style-name="T16">"info"</text:span><text:span text:style-name="T10">&gt;</text:span><text:line-break/><text:span text:style-name="T10"><text:tab/>On the other hand, we denounce with righteous indignation and dislike men who are so beguiled and demoralized by the charms of pleasure of the moment, so blinded by desire, that they cannot foresee the pain and trouble that are bound to ensue; and equal blame belongs to those who fail in their duty through weakness of will, which is the same as saying through shrinking from toil and pain. These cases are perfectly simple and easy to distinguish. In a free hour, when our power of choice is untrammelled and when nothing prevents our being able to do what we like best, every pleasure is to be welcomed and every pain avoided. But in certain circumstances and owing to the claims of duty or the obligations of business it will frequently occur that pleasures have to be repudiated and annoyances accepted. The wise man therefore always holds in these matters </text:span><text:soft-page-break/><text:span text:style-name="T10">to this principle of selection: he rejects pleasures to secure other greater pleasures, or else he endures pains to avoid worse pains.</text:span><text:line-break/><text:span text:style-name="T10"><text:tab/>&lt;/div&gt;</text:span><text:line-break/><text:span text:style-name="T10"> <text:s text:c="3"/>&lt;div id=</text:span><text:span text:style-name="T16">"peu"</text:span><text:span text:style-name="T10">&gt;peu de pàgina&lt;/div&gt;</text:span><text:line-break/><text:line-break/><text:span text:style-name="T10"> <text:s/>&lt;/body&gt;</text:span><text:line-break/><text:span text:style-name="T10">&lt;/html&gt;</text:span><text:line-break/></text:p>
      <text:p text:style-name="P18">CODI CSS</text:p>
      <text:p text:style-name="P20">/* <text:line-break/>Exemple de DIVs amb posicionament per defecte ("static") seguint l'ordre indicat per la pàgina.<text:line-break/>En les files amb una sola columna, la posició es fixa de manera absoluta ocupant el 100%. <text:line-break/>En les files amb més d'una columna, cadascuna flota respecte l'anterior a la seva esquerra o dreta segons s'indiqui, respecte a la mida horitzontal, es reparteixen el 100% entre totes.<text:line-break/>Responsive : la composició s'adapta a la mida de la finestra si la fem més petita<text:line-break/>*/</text:p>
      <text:p text:style-name="P22"><text:span text:style-name="T35"><text:line-break/><text:line-break/><text:line-break/></text:span><text:span text:style-name="T11">#</text:span><text:span text:style-name="T22">cap</text:span><text:span text:style-name="T11">, #</text:span><text:span text:style-name="T22">peu</text:span><text:span text:style-name="T13">{</text:span><text:span text:style-name="T15"> </text:span><text:span text:style-name="T35"><text:line-break/></text:span><text:span text:style-name="T18">border</text:span><text:span text:style-name="T13">:</text:span><text:span text:style-name="T24">1</text:span><text:span text:style-name="T26">px</text:span><text:span text:style-name="T15"> </text:span><text:span text:style-name="T26">solid</text:span><text:span text:style-name="T15"> </text:span><text:span text:style-name="T26">black</text:span><text:span text:style-name="T13">;</text:span><text:span text:style-name="T35"><text:line-break/></text:span><text:span text:style-name="T15"> </text:span><text:span text:style-name="T13">}</text:span><text:span text:style-name="T35"><text:line-break/></text:span><text:span text:style-name="T15">#</text:span><text:span text:style-name="T24">cap</text:span><text:span text:style-name="T15"> </text:span><text:span text:style-name="T13">{</text:span><text:span text:style-name="T35"><text:line-break/><text:line-break/></text:span><text:span text:style-name="T18">height</text:span><text:span text:style-name="T13">:</text:span><text:span text:style-name="T24">100</text:span><text:span text:style-name="T26">px</text:span><text:span text:style-name="T13">;</text:span><text:span text:style-name="T35"><text:line-break/></text:span><text:span text:style-name="T18">width</text:span><text:span text:style-name="T13">:</text:span><text:span text:style-name="T24">100</text:span><text:span text:style-name="T15">%</text:span><text:span text:style-name="T13">;</text:span><text:span text:style-name="T35"><text:line-break/></text:span><text:span text:style-name="T18">background</text:span><text:span text:style-name="T13">:</text:span><text:span text:style-name="T24">#BB0</text:span><text:span text:style-name="T13">;</text:span><text:span text:style-name="T35"><text:line-break/></text:span><text:span text:style-name="T13">}</text:span><text:span text:style-name="T35"><text:line-break/></text:span><text:span text:style-name="T15">#</text:span><text:span text:style-name="T24">menu</text:span><text:span text:style-name="T15"> </text:span><text:span text:style-name="T13">{</text:span><text:span text:style-name="T35"><text:line-break/><text:line-break/></text:span><text:span text:style-name="T18">float</text:span><text:span text:style-name="T13">:</text:span><text:span text:style-name="T26">left</text:span><text:span text:style-name="T13">;</text:span><text:span text:style-name="T15"> </text:span><text:span text:style-name="T28">/* s'ajusta a l'esquerra de l'últim bloc */</text:span><text:span text:style-name="T35"><text:line-break/></text:span><text:span text:style-name="T18">height</text:span><text:span text:style-name="T13">:</text:span><text:span text:style-name="T24">400</text:span><text:span text:style-name="T26">px</text:span><text:span text:style-name="T13">;</text:span><text:span text:style-name="T35"><text:line-break/></text:span><text:span text:style-name="T18">width</text:span><text:span text:style-name="T13">:</text:span><text:span text:style-name="T15"> </text:span><text:span text:style-name="T24">20</text:span><text:span text:style-name="T15">%</text:span><text:span text:style-name="T13">;</text:span><text:span text:style-name="T35"><text:line-break/></text:span><text:span text:style-name="T18">background</text:span><text:span text:style-name="T13">:</text:span><text:span text:style-name="T24">#0BB</text:span><text:span text:style-name="T13">;</text:span><text:span text:style-name="T35"><text:line-break/></text:span><text:span text:style-name="T15"> <text:s text:c="4"/></text:span><text:span text:style-name="T35"><text:line-break/></text:span><text:span text:style-name="T13">}</text:span><text:span text:style-name="T35"><text:line-break/></text:span><text:span text:style-name="T15">#</text:span><text:span text:style-name="T24">info</text:span><text:span text:style-name="T15"> </text:span><text:span text:style-name="T13">{</text:span><text:span text:style-name="T35"><text:line-break/><text:line-break/></text:span><text:span text:style-name="T18">float</text:span><text:span text:style-name="T13">:</text:span><text:span text:style-name="T26">left</text:span><text:span text:style-name="T13">;</text:span><text:span text:style-name="T15"> <text:s/></text:span><text:span text:style-name="T28">/* s'ajusta a l'esquerra de l'últim bloc */</text:span><text:span text:style-name="T35"><text:line-break/></text:span><text:span text:style-name="T18">height</text:span><text:span text:style-name="T13">:</text:span><text:span text:style-name="T24">400</text:span><text:span text:style-name="T26">px</text:span><text:span text:style-name="T13">;</text:span><text:span text:style-name="T35"><text:line-break/></text:span><text:span text:style-name="T18">width</text:span><text:span text:style-name="T13">:</text:span><text:span text:style-name="T15"> </text:span><text:span text:style-name="T24">80</text:span><text:span text:style-name="T15">%</text:span><text:span text:style-name="T13">;</text:span><text:span text:style-name="T35"><text:line-break/></text:span><text:span text:style-name="T18">background</text:span><text:span text:style-name="T13">:</text:span><text:span text:style-name="T24">#CCC</text:span><text:span text:style-name="T13">;</text:span><text:span text:style-name="T35"><text:line-break/></text:span><text:span text:style-name="T13">}</text:span><text:span text:style-name="T35"><text:line-break/></text:span><text:span text:style-name="T15">#</text:span><text:span text:style-name="T24">peu</text:span><text:span text:style-name="T15"> </text:span><text:span text:style-name="T13">{</text:span><text:span text:style-name="T35"><text:line-break/><text:line-break/></text:span><text:span text:style-name="T18">clear</text:span><text:span text:style-name="T13">:</text:span><text:span text:style-name="T26">both</text:span><text:span text:style-name="T13">;</text:span><text:span text:style-name="T15"> </text:span><text:span text:style-name="T28">/* aquesta línia anula el "floating" d'aquest element </text:span><text:span text:style-name="T35"><text:line-break/></text:span><text:span text:style-name="T28"> <text:s text:c="14"/>evitant que es fiqui a la filera superior*/</text:span><text:span text:style-name="T35"><text:line-break/></text:span><text:span text:style-name="T18">height</text:span><text:span text:style-name="T13">:</text:span><text:span text:style-name="T24">50</text:span><text:span text:style-name="T26">px</text:span><text:span text:style-name="T13">;</text:span><text:span text:style-name="T35"><text:line-break/></text:span><text:span text:style-name="T18">width</text:span><text:span text:style-name="T13">:</text:span><text:span text:style-name="T24">100</text:span><text:span text:style-name="T15">%</text:span><text:span text:style-name="T13">;</text:span><text:span text:style-name="T35"><text:line-break/></text:span><text:span text:style-name="T18">background</text:span><text:span text:style-name="T13">:</text:span><text:span text:style-name="T26">black</text:span><text:span text:style-name="T13">;</text:span><text:span text:style-name="T35"><text:line-break/></text:span><text:span text:style-name="T18">color</text:span><text:span text:style-name="T13">:</text:span><text:span text:style-name="T26">white</text:span><text:span text:style-name="T13">;</text:span><text:span text:style-name="T35"><text:line-break/></text:span><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fo:font-size="14pt" fo:language="es" fo:country="ES" style:text-underline-style="solid" style:text-underline-width="auto" style:text-underline-color="font-color" fo:font-weight="bold" style:font-size-asian="14pt" style:font-weight-asian="bold"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language="es" fo:country="ES"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0pt" fo:font-weight="bold" style:font-size-asian="10pt" style:font-weight-asian="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Standard" style:next-style-name="Subtitle" style:class="chapter">
      <style:paragraph-properties fo:text-align="center" style:justify-single-word="false"/>
      <style:text-properties fo:font-size="16pt" fo:language="es" fo:country="ES" style:text-underline-style="solid" style:text-underline-width="auto" style:text-underline-color="font-color" fo:font-weight="bold" style:font-size-asian="16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Párrafo_20_de_20_lista" style:display-name="Párrafo de lista" style:family="paragraph" style:parent-style-name="Standard">
      <style:paragraph-properties fo:margin-left="1.27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o_20_sin_20_formato" style:display-name="Texto sin formato" style:family="paragraph" style:parent-style-name="Standard">
      <style:text-properties style:font-name="Courier New1" fo:font-family="'Courier New'" style:font-family-generic="modern" fo:font-size="10pt" fo:language="es" fo:country="ES" style:font-size-asian="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1"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style>
    <style:style style:name="WW8Num5z1"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Symbol" fo:font-family="Symbol" style:font-family-generic="roman" style:font-pitch="variable" style:font-charset="x-symbol"/>
    </style:style>
    <style:style style:name="WW8Num7z2" style:family="text">
      <style:text-properties style:font-name="Wingdings" fo:font-family="Wingdings" style:font-pitch="variable" style:font-charset="x-symbol"/>
    </style:style>
    <style:style style:name="WW8Num7z4" style:family="text">
      <style:text-properties style:font-name="Courier New1" fo:font-family="'Courier New'" style:font-family-generic="modern"/>
    </style:style>
    <style:style style:name="WW8Num9z0" style:family="text">
      <style:text-properties style:font-name="Symbol" fo:font-family="Symbol" style:font-family-generic="roman" style:font-pitch="variable" style:font-charset="x-symbol"/>
    </style:style>
    <style:style style:name="WW8Num9z4"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1" fo:font-family="'Courier New'" style:font-family-generic="modern"/>
    </style:style>
    <style:style style:name="WW8Num13z2" style:family="text">
      <style:text-properties style:font-name="Wingdings" fo:font-family="Wingdings" style:font-pitch="variable" style:font-charset="x-symbol"/>
    </style:style>
    <style:style style:name="WW8Num14z1"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2" style:family="text">
      <style:text-properties style:font-name="Wingdings" fo:font-family="Wingdings" style:font-pitch="variable" style:font-charset="x-symbol"/>
    </style:style>
    <style:style style:name="WW8Num15z4" style:family="text">
      <style:text-properties style:font-name="Courier New1" fo:font-family="'Courier New'" style:font-family-generic="modern"/>
    </style:style>
    <style:style style:name="WW8Num16z4"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1" fo:font-family="'Courier New'" style:font-family-generic="modern"/>
    </style:style>
    <style:style style:name="WW8Num2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9z1" style:family="text">
      <style:text-properties style:font-name="Symbol" fo:font-family="Symbol" style:font-family-generic="roman" style:font-pitch="variable" style:font-charset="x-symbol"/>
    </style:style>
    <style:style style:name="WW8Num29z2" style:family="text">
      <style:text-properties fo:color="#000000" style:text-outline="false"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3z0" style:family="text">
      <style:text-properties style:font-name="Symbol" fo:font-family="Symbol" style:font-family-generic="roman"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list-level-properties text:space-before="0.635cm" text:min-label-width="0.635cm"/>
      </text:list-level-style-number>
      <text:list-level-style-number text:level="2" text:style-name="Numbering_20_Symbols" style:num-prefix=" " style:num-suffix=")" style:num-format="a">
        <style:list-level-properties text:space-before="1.905cm" text:min-label-width="0.635cm"/>
      </text:list-level-style-number>
      <text:list-level-style-bullet text:level="3" text:style-name="Bullet_20_Symbols" style:num-prefix=" " text:bullet-char="•">
        <style:list-level-properties text:space-before="3.175cm" text:min-label-width="0.635cm"/>
        <style:text-properties fo:font-family="StarSymbol" style:font-charset="x-symbol"/>
      </text:list-level-style-bullet>
      <text:list-level-style-bullet text:level="4" text:style-name="Bullet_20_Symbols" style:num-prefix=" " text:bullet-char="•">
        <style:list-level-properties text:space-before="4.445cm" text:min-label-width="0.635cm"/>
        <style:text-properties fo:font-family="StarSymbol" style:font-charset="x-symbol"/>
      </text:list-level-style-bullet>
      <text:list-level-style-bullet text:level="5" text:style-name="Bullet_20_Symbols" style:num-prefix=" " text:bullet-char="•">
        <style:list-level-properties text:space-before="5.715cm" text:min-label-width="0.635cm"/>
        <style:text-properties fo:font-family="StarSymbol" style:font-charset="x-symbol"/>
      </text:list-level-style-bullet>
      <text:list-level-style-bullet text:level="6" text:style-name="Bullet_20_Symbols" style:num-prefix=" " text:bullet-char="•">
        <style:list-level-properties text:space-before="6.985cm" text:min-label-width="0.635cm"/>
        <style:text-properties fo:font-family="StarSymbol" style:font-charset="x-symbol"/>
      </text:list-level-style-bullet>
      <text:list-level-style-bullet text:level="7" text:style-name="Bullet_20_Symbols" style:num-prefix=" " text:bullet-char="•">
        <style:list-level-properties text:space-before="8.255cm" text:min-label-width="0.635cm"/>
        <style:text-properties fo:font-family="StarSymbol" style:font-charset="x-symbol"/>
      </text:list-level-style-bullet>
      <text:list-level-style-bullet text:level="8" text:style-name="Bullet_20_Symbols" style:num-prefix=" " text:bullet-char="•">
        <style:list-level-properties text:space-before="9.525cm" text:min-label-width="0.635cm"/>
        <style:text-properties fo:font-family="StarSymbol" style:font-charset="x-symbol"/>
      </text:list-level-style-bullet>
      <text:list-level-style-bullet text:level="9" text:style-name="Bullet_20_Symbols" style:num-prefix=" " text:bullet-char="•">
        <style:list-level-properties text:space-before="10.79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3" text:consecutive-numbering="true">
      <text:list-level-style-number text:level="1" style:num-suffix="." style:num-format="1" text:start-value="4">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a" style:num-letter-sync="true">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
        <style:list-level-properties text:space-before="1.905cm" text:min-label-width="0.905cm"/>
        <style:text-properties style:font-name="Symbol"/>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1" text:bullet-char="">
        <style:list-level-properties text:space-before="4.445cm" text:min-label-width="0.635cm"/>
        <style:text-properties style:font-name="Symbol"/>
      </text:list-level-style-bullet>
      <text:list-level-style-bullet text:level="5" text:style-name="WW8Num7z4" text:bullet-char="o">
        <style:list-level-properties text:space-before="5.715cm" text:min-label-width="0.635cm"/>
        <style:text-properties style:font-name="Courier New"/>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1" text:bullet-char="">
        <style:list-level-properties text:space-before="8.255cm" text:min-label-width="0.635cm"/>
        <style:text-properties style:font-name="Symbol"/>
      </text:list-level-style-bullet>
      <text:list-level-style-bullet text:level="8" text:style-name="WW8Num7z4" text:bullet-char="o">
        <style:list-level-properties text:space-before="9.525cm" text:min-label-width="0.635cm"/>
        <style:text-properties style:font-name="Courier New"/>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905cm"/>
        <style:text-properties style:font-name="Symbol"/>
      </text:list-level-style-bullet>
      <text:list-level-style-number text:level="2" style:num-suffix="." style:num-format="a" style:num-letter-sync="true">
        <style:list-level-properties text:space-before="-0.352cm" text:min-label-width="1.94cm"/>
      </text:list-level-style-number>
      <text:list-level-style-number text:level="3" style:num-suffix="." style:num-format="i">
        <style:list-level-properties text:min-label-width="2.858cm" text:min-label-distance="0.318cm" fo:text-align="end"/>
      </text:list-level-style-number>
      <text:list-level-style-number text:level="4" style:num-suffix="." style:num-format="a" style:num-letter-sync="true">
        <style:list-level-properties text:space-before="3.493cm" text:min-label-width="0.635cm"/>
      </text:list-level-style-number>
      <text:list-level-style-bullet text:level="5" text:style-name="WW8Num9z4" text:bullet-char="-">
        <style:list-level-properties text:space-before="4.763cm" text:min-label-width="0.635cm"/>
        <style:text-properties style:font-name="Arial"/>
      </text:list-level-style-bullet>
      <text:list-level-style-number text:level="6" style:num-suffix="." style:num-format="i">
        <style:list-level-properties text:min-label-width="6.668cm" text:min-label-distance="0.318cm" fo:text-align="end"/>
      </text:list-level-style-number>
      <text:list-level-style-number text:level="7" style:num-suffix="." style:num-format="1">
        <style:list-level-properties text:space-before="7.303cm" text:min-label-width="0.635cm"/>
      </text:list-level-style-number>
      <text:list-level-style-number text:level="8" style:num-suffix="." style:num-format="a" style:num-letter-sync="true">
        <style:list-level-properties text:space-before="8.573cm" text:min-label-width="0.635cm"/>
      </text:list-level-style-number>
      <text:list-level-style-number text:level="9" style:num-suffix="." style:num-format="i">
        <style:list-level-properties text:min-label-width="10.478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min-label-width="0.905cm"/>
        <style:text-properties style:font-name="Symbol"/>
      </text:list-level-style-bullet>
      <text:list-level-style-bullet text:level="2" text:style-name="WW8Num11z1" text:bullet-char="o">
        <style:list-level-properties text:space-before="0.905cm" text:min-label-width="0.635cm"/>
        <style:text-properties style:font-name="Courier New"/>
      </text:list-level-style-bullet>
      <text:list-level-style-bullet text:level="3" text:style-name="WW8Num11z2" text:bullet-char="">
        <style:list-level-properties text:space-before="2.175cm" text:min-label-width="0.635cm"/>
        <style:text-properties style:font-name="Wingdings"/>
      </text:list-level-style-bullet>
      <text:list-level-style-bullet text:level="4" text:style-name="WW8Num11z0" text:bullet-char="">
        <style:list-level-properties text:space-before="3.445cm" text:min-label-width="0.635cm"/>
        <style:text-properties style:font-name="Symbol"/>
      </text:list-level-style-bullet>
      <text:list-level-style-bullet text:level="5" text:style-name="WW8Num11z1" text:bullet-char="o">
        <style:list-level-properties text:space-before="4.715cm" text:min-label-width="0.635cm"/>
        <style:text-properties style:font-name="Courier New"/>
      </text:list-level-style-bullet>
      <text:list-level-style-bullet text:level="6" text:style-name="WW8Num11z2" text:bullet-char="">
        <style:list-level-properties text:space-before="5.985cm" text:min-label-width="0.635cm"/>
        <style:text-properties style:font-name="Wingdings"/>
      </text:list-level-style-bullet>
      <text:list-level-style-bullet text:level="7" text:style-name="WW8Num11z0" text:bullet-char="">
        <style:list-level-properties text:space-before="7.255cm" text:min-label-width="0.635cm"/>
        <style:text-properties style:font-name="Symbol"/>
      </text:list-level-style-bullet>
      <text:list-level-style-bullet text:level="8" text:style-name="WW8Num11z1" text:bullet-char="o">
        <style:list-level-properties text:space-before="8.525cm" text:min-label-width="0.635cm"/>
        <style:text-properties style:font-name="Courier New"/>
      </text:list-level-style-bullet>
      <text:list-level-style-bullet text:level="9" text:style-name="WW8Num11z2"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min-label-width="0.635cm"/>
      </text:list-level-style-number>
      <text:list-level-style-bullet text:level="2" text:style-name="WW8Num14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905cm"/>
        <style:text-properties style:font-name="Symbol"/>
      </text:list-level-style-bullet>
      <text:list-level-style-bullet text:level="2" text:style-name="WW8Num15z0" text:bullet-char="">
        <style:list-level-properties text:space-before="1.905cm" text:min-label-width="0.905cm"/>
        <style:text-properties style:font-name="Symbol"/>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4" text:bullet-char="o">
        <style:list-level-properties text:space-before="5.715cm" text:min-label-width="0.635cm"/>
        <style:text-properties style:font-name="Courier New"/>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4" text:bullet-char="o">
        <style:list-level-properties text:space-before="9.525cm" text:min-label-width="0.635cm"/>
        <style:text-properties style:font-name="Courier New"/>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1.588cm" text:min-label-width="0.635cm"/>
      </text:list-level-style-number>
      <text:list-level-style-number text:level="2" style:num-suffix="." style:num-format="a" style:num-letter-sync="true">
        <style:list-level-properties text:space-before="0.599cm" text:min-label-width="0.6cm"/>
      </text:list-level-style-number>
      <text:list-level-style-number text:level="3" style:num-suffix="." style:num-format="i">
        <style:list-level-properties text:min-label-width="3.81cm" text:min-label-distance="0.318cm" fo:text-align="end"/>
      </text:list-level-style-number>
      <text:list-level-style-number text:level="4" style:num-suffix="." style:num-format="a" style:num-letter-sync="true">
        <style:list-level-properties text:space-before="4.445cm" text:min-label-width="0.635cm"/>
      </text:list-level-style-number>
      <text:list-level-style-bullet text:level="5" text:style-name="WW8Num16z4" text:bullet-char="-">
        <style:list-level-properties text:space-before="5.715cm" text:min-label-width="0.635cm"/>
        <style:text-properties style:font-name="Arial"/>
      </text:list-level-style-bullet>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list-level-properties text:space-before="0.635cm" text:min-label-width="0.635cm"/>
      </text:list-level-style-number>
      <text:list-level-style-bullet text:level="2" text:style-name="WW8Num20z1" text:bullet-char="o">
        <style:list-level-properties text:space-before="1.905cm" text:min-label-width="0.635cm"/>
        <style:text-properties style:font-name="Courier New"/>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0"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0"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0.651cm" text:min-label-width="0.651cm"/>
        <style:text-properties style:font-name="Symbol"/>
      </text:list-level-style-bullet>
      <text:list-level-style-bullet text:level="2" text:style-name="WW8Num24z1" text:bullet-char="o">
        <style:list-level-properties text:space-before="1.905cm" text:min-label-width="0.635cm"/>
        <style:text-properties style:font-name="Courier New"/>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number text:level="1" style:num-suffix=")" style:num-format="a">
        <style:list-level-properties text:space-before="0.651cm" text:min-label-width="0.891cm"/>
      </text:list-level-style-number>
      <text:list-level-style-bullet text:level="2" text:style-name="Bullet_20_Symbols" text:bullet-char="•">
        <style:list-level-properties text:space-before="0.651cm" text:min-label-width="0.651cm"/>
        <style:text-properties fo:font-family="StarSymbol" style:font-charset="x-symbol"/>
      </text:list-level-style-bullet>
      <text:list-level-style-bullet text:level="3" text:style-name="WW8Num29z2" text:bullet-char="">
        <style:list-level-properties text:space-before="2.858cm" text:min-label-width="0.7cm"/>
        <style:text-properties style:font-name="Symbol"/>
      </text:list-level-style-bullet>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Numbering_20_Symbols" style:num-prefix=" " style:num-suffix="." style:num-format="1">
        <style:list-level-properties text:min-label-width="0.801cm"/>
      </text:list-level-style-number>
      <text:list-level-style-number text:level="2" text:style-name="Numbering_20_Symbols" style:num-prefix=" " style:num-suffix=")" style:num-format="a">
        <style:list-level-properties text:space-before="0.801cm" text:min-label-width="0.6cm"/>
      </text:list-level-style-number>
      <text:list-level-style-bullet text:level="3" text:style-name="Bullet_20_Symbols" style:num-prefix=" " text:bullet-char="•">
        <style:list-level-properties text:space-before="1.401cm" text:min-label-width="0.4cm"/>
        <style:text-properties fo:font-family="StarSymbol" style:font-charset="x-symbol"/>
      </text:list-level-style-bullet>
      <text:list-level-style-bullet text:level="4" text:style-name="Bullet_20_Symbols" style:num-prefix=" " text:bullet-char="•">
        <style:list-level-properties text:space-before="1.8cm" text:min-label-width="0.4cm"/>
        <style:text-properties fo:font-family="StarSymbol" style:font-charset="x-symbol"/>
      </text:list-level-style-bullet>
      <text:list-level-style-bullet text:level="5" text:style-name="Bullet_20_Symbols" style:num-prefix=" " text:bullet-char="•">
        <style:list-level-properties text:space-before="5.08cm" text:min-label-width="0.635cm"/>
        <style:text-properties fo:font-family="StarSymbol" style:font-charset="x-symbol"/>
      </text:list-level-style-bullet>
      <text:list-level-style-bullet text:level="6" text:style-name="Bullet_20_Symbols" style:num-prefix=" " text:bullet-char="•">
        <style:list-level-properties text:min-label-width="6.985cm" text:min-label-distance="0.318cm" fo:text-align="end"/>
        <style:text-properties fo:font-family="StarSymbol" style:font-charset="x-symbol"/>
      </text:list-level-style-bullet>
      <text:list-level-style-bullet text:level="7" text:style-name="Bullet_20_Symbols" style:num-prefix=" " text:bullet-char="•">
        <style:list-level-properties text:space-before="7.62cm" text:min-label-width="0.635cm"/>
        <style:text-properties fo:font-family="StarSymbol" style:font-charset="x-symbol"/>
      </text:list-level-style-bullet>
      <text:list-level-style-bullet text:level="8" text:style-name="Bullet_20_Symbols" style:num-prefix=" " text:bullet-char="•">
        <style:list-level-properties text:space-before="8.89cm" text:min-label-width="0.635cm"/>
        <style:text-properties fo:font-family="StarSymbol" style:font-charset="x-symbol"/>
      </text:list-level-style-bullet>
      <text:list-level-style-bullet text:level="9" text:style-name="Bullet_20_Symbols" style:num-prefix=" " text:bullet-char="•">
        <style:list-level-properties text:min-label-width="10.795cm" text:min-label-distance="0.318cm" fo:text-align="end"/>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23" text:consecutive-numbering="true">
      <text:list-level-style-bullet text:level="1" text:style-name="WW8Num23z0" text:bullet-char="">
        <style:list-level-properties text:space-before="0.12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3" style:family="table">
      <style:table-properties style:width="15.88cm" fo:margin-left="0.012cm" fo:margin-right="0.104cm" table:align="margins" style:writing-mode="lr-tb"/>
    </style:style>
    <style:style style:name="Taula3.A" style:family="table-column">
      <style:table-column-properties style:column-width="4.932cm" style:rel-column-width="20352*"/>
    </style:style>
    <style:style style:name="Taula3.B" style:family="table-column">
      <style:table-column-properties style:column-width="6.899cm" style:rel-column-width="28469*"/>
    </style:style>
    <style:style style:name="Taula3.C" style:family="table-column">
      <style:table-column-properties style:column-width="4.05cm" style:rel-column-width="16714*"/>
    </style:style>
    <style:style style:name="Taula3.1" style:family="table-row">
      <style:table-row-properties fo:keep-together="always"/>
    </style:style>
    <style:style style:name="Taula3.A1.1" style:family="table-column">
      <style:table-column-properties style:column-width="1.286cm" style:rel-column-width="5306*"/>
    </style:style>
    <style:style style:name="Taula3.A1.2" style:family="table-column">
      <style:table-column-properties style:column-width="3.646cm" style:rel-column-width="15046*"/>
    </style:style>
    <style:style style:name="Taula3.A1.1.1"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ula3.A1.2.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ula3.A1.2" style:family="table-row">
      <style:table-row-properties style:min-row-height="0.568cm" fo:keep-together="always"/>
    </style:style>
    <style:style style:name="Taula3.A1.1.2"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ula3.A1.3" style:family="table-row">
      <style:table-row-properties style:min-row-height="0.695cm" fo:keep-together="always"/>
    </style:style>
    <style:style style:name="Taula3.A1.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ula3.B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C1.1" style:family="table-row">
      <style:table-row-properties style:min-row-height="0.9cm" fo:keep-together="always"/>
    </style:style>
    <style:style style:name="Taula3.C1.1.1" style:family="table-cell">
      <style:table-cell-properties style:vertical-align="middle" fo:padding-left="0.123cm" fo:padding-right="0.123cm" fo:padding-top="0cm" fo:padding-bottom="0cm" fo:border="0.5pt solid #000000" style:writing-mode="lr-tb"/>
    </style:style>
    <style:style style:name="Taula3.C1.2" style:family="table-row">
      <style:table-row-properties style:min-row-height="0.609cm" fo:keep-together="always"/>
    </style:style>
    <style:style style:name="Taula3.C1.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MP1" style:family="paragraph" style:parent-style-name="Header">
      <style:paragraph-properties fo:text-align="center" style:justify-single-word="false" style:snap-to-layout-grid="false"/>
    </style:style>
    <style:style style:name="MP2" style:family="paragraph" style:parent-style-name="Standard">
      <style:paragraph-properties style:snap-to-layout-grid="false"/>
      <style:text-properties fo:font-size="8pt" style:font-size-asian="8pt"/>
    </style:style>
    <style:style style:name="MP3" style:family="paragraph" style:parent-style-name="Header">
      <style:text-properties fo:font-size="8pt" style:font-size-asian="8pt"/>
    </style:style>
    <style:style style:name="MP4" style:family="paragraph" style:parent-style-name="Heading_20_4">
      <style:paragraph-properties fo:text-align="center" style:justify-single-word="false" style:snap-to-layout-grid="false"/>
      <style:text-properties fo:font-size="8pt" fo:language="fr" fo:country="FR" style:font-size-asian="8pt" style:font-name-complex="Arial" style:font-style-complex="italic"/>
    </style:style>
    <style:style style:name="MP5" style:family="paragraph" style:parent-style-name="Header">
      <style:paragraph-properties fo:text-align="center" style:justify-single-word="false" style:snap-to-layout-grid="false"/>
      <style:text-properties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fo:font-weight="bold" style:font-weight-asian="bold" style:font-weight-complex="bold"/>
    </style:style>
    <style:style style:name="MP7" style:family="paragraph" style:parent-style-name="Header">
      <style:paragraph-properties fo:text-align="center" style:justify-single-word="false" style:snap-to-layout-grid="false"/>
      <style:text-properties fo:language="fr" fo:country="FR" fo:font-weight="bold" style:font-weight-asian="bold"/>
    </style:style>
    <style:style style:name="MP8" style:family="paragraph" style:parent-style-name="Standard">
      <style:paragraph-properties fo:text-align="center" style:justify-single-word="false" style:snap-to-layout-grid="false"/>
    </style:style>
    <style:style style:name="MP9" style:family="paragraph" style:parent-style-name="Header">
      <style:paragraph-properties fo:text-align="center" style:justify-single-word="false" style:snap-to-layout-grid="false"/>
      <style:text-properties fo:font-size="9pt" style:font-size-asian="9pt" style:font-weight-complex="bold"/>
    </style:style>
    <style:style style:name="MT1" style:family="text">
      <style:text-properties fo:font-size="9pt" fo:language="fr" fo:country="FR" fo:font-weight="bold" style:font-size-asian="9pt" style:font-weight-asian="bold"/>
    </style:style>
    <style:style style:name="MT2" style:family="text">
      <style:text-properties fo:font-size="9pt" fo:font-weight="bold" style:font-size-asian="9pt" style:font-weight-asian="bold"/>
    </style:style>
    <style:style style:name="MT3" style:family="text">
      <style:text-properties fo:font-size="10pt" fo:language="fr" fo:country="FR" style:font-size-asian="10pt" style:font-name-complex="Arial" style:font-weight-complex="bold"/>
    </style:style>
    <style:style style:name="MT4" style:family="text">
      <style:text-properties officeooo:rsid="005e4955"/>
    </style:style>
    <style:style style:name="Mfr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96cm" draw:visible-area-height="1.066cm"/>
    </style:style>
    <style:page-layout style:name="Mpm1">
      <style:page-layout-properties fo:page-width="20.999cm" fo:page-height="29.699cm" style:num-format="1" style:print-orientation="portrait" fo:margin-top="1.251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ula3" table:style-name="Taula3">
          <table:table-column table:style-name="Taula3.A"/>
          <table:table-column table:style-name="Taula3.B"/>
          <table:table-column table:style-name="Taula3.C"/>
          <table:table-row table:style-name="Taula3.1">
            <table:table-cell>
              <table:table table:is-sub-table="true">
                <table:table-column table:style-name="Taula3.A1.1"/>
                <table:table-column table:style-name="Taula3.A1.2"/>
                <table:table-row table:style-name="Taula3.1">
                  <table:table-cell table:style-name="Taula3.A1.1.1" office:value-type="string">
                    <text:p text:style-name="MP1"><draw:frame draw:style-name="Mfr1" draw:name="Objecte1" text:anchor-type="as-char" svg:width="0.848cm" svg:height="0.954cm" draw:z-index="12"><draw:object-ole xlink:href="./Object 1" xlink:type="simple" xlink:show="embed" xlink:actuate="onLoad"/><draw:image xlink:href="./ObjectReplacements/Object 1" xlink:type="simple" xlink:show="embed" xlink:actuate="onLoad"/></draw:frame></text:p>
                  </table:table-cell>
                  <table:table-cell table:style-name="Taula3.A1.2.1" office:value-type="string">
                    <text:p text:style-name="MP2">Generalitat de Catalunya</text:p>
                    <text:p text:style-name="MP3">Departament d’Educació</text:p>
                  </table:table-cell>
                </table:table-row>
                <table:table-row table:style-name="Taula3.A1.2">
                  <table:table-cell table:style-name="Taula3.A1.1.2" table:number-columns-spanned="2" office:value-type="string">
                    <text:h text:style-name="MP4" text:outline-level="4">IES Nicolau Copèrnic</text:h>
                  </table:table-cell>
                  <table:covered-table-cell/>
                </table:table-row>
                <table:table-row table:style-name="Taula3.A1.3">
                  <table:table-cell table:style-name="Taula3.A1.1.3" table:number-columns-spanned="2" office:value-type="string">
                    <text:p text:style-name="MP1"><text:span text:style-name="MT1">Departament d’i</text:span><text:span text:style-name="MT2">nformàtica</text:span></text:p>
                  </table:table-cell>
                  <table:covered-table-cell/>
                </table:table-row>
              </table:table>
            </table:table-cell>
            <table:table-cell table:style-name="Taula3.B1" office:value-type="string">
              <text:p text:style-name="MP5"><text:s/></text:p>
              <text:p text:style-name="MP6">UF1NF2</text:p>
              <text:p text:style-name="MP6">Apunts</text:p>
            </table:table-cell>
            <table:table-cell>
              <table:table table:is-sub-table="true">
                <table:table-column table:style-name="Taula3.C"/>
                <table:table-row table:style-name="Taula3.C1.1">
                  <table:table-cell table:style-name="Taula3.C1.1.1" office:value-type="string">
                    <text:p text:style-name="MP7">ASIX – Mòdul M04</text:p>
                  </table:table-cell>
                </table:table-row>
                <table:table-row table:style-name="Taula3.C1.2">
                  <table:table-cell table:style-name="Taula3.C1.1.2" office:value-type="string">
                    <text:p text:style-name="MP8"><text:span text:style-name="MT3">Pàgina </text:span><text:span text:style-name="MT3"><text:page-number text:select-page="current">13</text:page-number></text:span><text:span text:style-name="MT3"><text:s/>de </text:span><text:span text:style-name="MT3"><text:page-count style:num-format="1">13</text:page-count></text:span></text:p>
                  </table:table-cell>
                </table:table-row>
                <table:table-row table:style-name="Taula3.1">
                  <table:table-cell table:style-name="Taula3.C1.1.2" office:value-type="string">
                    <text:p text:style-name="MP9">Curs: 201<text:span text:style-name="MT4">9</text:span>-20<text:span text:style-name="MT4">20</text:span></text:p>
                  </table:table-cell>
                </table:table-row>
              </table:table>
            </table:table-cell>
          </table:table-row>
        </table:table>
        <text:p text:style-name="MP3"/>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PRACTICA 2: ESTUDI DE CABLES</dc:title>
    <meta:initial-creator> ies la merce</meta:initial-creator>
    <meta:creation-date>2008-09-29T14:28:00</meta:creation-date>
    <dc:date>2020-01-08T20:20:33.005268698</dc:date>
    <meta:print-date>2007-10-09T11:43:00</meta:print-date>
    <dc:language>ca-ES</dc:language>
    <meta:editing-cycles>277</meta:editing-cycles>
    <meta:editing-duration>P2DT21H37M40S</meta:editing-duration>
    <meta:document-statistic meta:table-count="2" meta:image-count="0" meta:object-count="1" meta:page-count="13" meta:paragraph-count="264" meta:word-count="2418" meta:character-count="15834" meta:non-whitespace-character-count="13484"/>
    <meta:user-defined meta:name="Info 1"/>
    <meta:user-defined meta:name="Info 2"/>
    <meta:user-defined meta:name="Info 3"/>
    <meta:user-defined meta:name="Info 4"/>
  </office:meta>
</office:document-meta>
</file>